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ono Caps" svg:font-family="'Latin Modern Mono Caps'" style:font-pitch="fixed"/>
    <style:font-face style:name="FreeMono" svg:font-family="Free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99ff33" draw:textarea-horizontal-align="justify" draw:textarea-vertical-align="middle" draw:auto-grow-height="false" fo:min-height="7.15cm" fo:min-width="11.7cm"/>
    </style:style>
    <style:style style:name="gr3" style:family="graphic" style:parent-style-name="standard">
      <style:graphic-properties draw:fill-color="#00ffff" draw:textarea-horizontal-align="justify" draw:textarea-vertical-align="middle" draw:auto-grow-height="false" fo:min-height="5.95cm" fo:min-width="3.9cm"/>
    </style:style>
    <style:style style:name="gr4" style:family="graphic" style:parent-style-name="standard">
      <style:graphic-properties draw:fill-color="#ff99ff" draw:textarea-horizontal-align="justify" draw:textarea-vertical-align="middle" draw:auto-grow-height="false" fo:min-height="5.95cm" fo:min-width="2.9cm"/>
    </style:style>
    <style:style style:name="gr5" style:family="graphic" style:parent-style-name="standard">
      <style:graphic-properties draw:fill-color="#cc99ff" draw:textarea-horizontal-align="justify" draw:textarea-vertical-align="middle" draw:auto-grow-height="false" fo:min-height="6.75cm" fo:min-width="4.1cm"/>
    </style:style>
    <style:style style:name="gr6" style:family="graphic" style:parent-style-name="standard">
      <style:graphic-properties draw:fill-color="#00ffff" draw:textarea-horizontal-align="justify" draw:textarea-vertical-align="middle" draw:auto-grow-height="false" fo:min-height="2.714cm" fo:min-width="5.612cm" fo:wrap-option="no-wrap"/>
    </style:style>
    <style:style style:name="gr7" style:family="graphic" style:parent-style-name="standard">
      <style:graphic-properties draw:fill-color="#9999ff" draw:textarea-horizontal-align="justify" draw:textarea-vertical-align="middle" draw:auto-grow-height="false" fo:min-height="4.15cm" fo:min-width="6.699cm" fo:wrap-option="no-wrap"/>
    </style:style>
    <style:style style:name="gr8" style:family="graphic" style:parent-style-name="standard">
      <style:graphic-properties draw:fill-color="#66ff66" draw:textarea-horizontal-align="justify" draw:textarea-vertical-align="middle" draw:auto-grow-height="false" fo:min-height="2.215cm" fo:min-width="4.596cm" fo:wrap-option="no-wrap"/>
    </style:style>
    <style:style style:name="gr9" style:family="graphic" style:parent-style-name="standard">
      <style:graphic-properties draw:fill-color="#ff0066" draw:textarea-horizontal-align="justify" draw:textarea-vertical-align="middle" draw:auto-grow-height="false" fo:min-height="3.151cm" fo:min-width="6.701cm" fo:wrap-option="no-wrap"/>
    </style:style>
    <style:style style:name="gr10" style:family="graphic" style:parent-style-name="standard">
      <style:graphic-properties draw:fill-color="#ff00ff" draw:textarea-horizontal-align="justify" draw:textarea-vertical-align="middle" draw:auto-grow-height="false" fo:min-height="3.151cm" fo:min-width="6.701cm" fo:wrap-option="no-wrap"/>
    </style:style>
    <style:style style:name="gr11" style:family="graphic" style:parent-style-name="standard">
      <style:graphic-properties draw:fill-color="#9999ff" draw:textarea-horizontal-align="justify" draw:textarea-vertical-align="middle" draw:auto-grow-height="false" fo:min-height="1.956cm" fo:min-width="5.119cm" fo:wrap-option="no-wrap"/>
    </style:style>
    <style:style style:name="gr12" style:family="graphic" style:parent-style-name="standard">
      <style:graphic-properties draw:fill-color="#9999ff" draw:textarea-horizontal-align="justify" draw:textarea-vertical-align="middle" draw:auto-grow-height="false" fo:min-height="1.75cm" fo:min-width="5.1cm"/>
    </style:style>
    <style:style style:name="gr13" style:family="graphic" style:parent-style-name="standard">
      <style:graphic-properties draw:fill-color="#66ff66" draw:textarea-horizontal-align="justify" draw:textarea-vertical-align="middle" draw:auto-grow-height="false" fo:min-height="1.35cm" fo:min-width="2.9cm"/>
    </style:style>
    <style:style style:name="gr14" style:family="graphic" style:parent-style-name="standard">
      <style:graphic-properties draw:fill-color="#ffff00" draw:textarea-horizontal-align="justify" draw:textarea-vertical-align="middle" draw:auto-grow-height="false" fo:min-height="1.55cm" fo:min-width="5.1cm"/>
    </style:style>
    <style:style style:name="gr15" style:family="graphic" style:parent-style-name="standard">
      <style:graphic-properties draw:fill-color="#9999ff" draw:textarea-horizontal-align="justify" draw:textarea-vertical-align="middle" draw:auto-grow-height="false" fo:min-height="2.15cm" fo:min-width="2.5cm"/>
    </style:style>
    <style:style style:name="gr16" style:family="graphic" style:parent-style-name="standard">
      <style:graphic-properties draw:fill-color="#66ff66" draw:textarea-horizontal-align="justify" draw:textarea-vertical-align="middle" draw:auto-grow-height="false" fo:min-height="1.75cm" fo:min-width="1.9cm"/>
    </style:style>
    <style:style style:name="gr17" style:family="graphic" style:parent-style-name="standard">
      <style:graphic-properties draw:fill-color="#ffff00" draw:textarea-horizontal-align="justify" draw:textarea-vertical-align="middle" draw:auto-grow-height="false" fo:min-height="1.95cm" fo:min-width="1.5cm"/>
    </style:style>
    <style:style style:name="gr18" style:family="graphic" style:parent-style-name="standard">
      <style:graphic-properties draw:fill-color="#9999ff" draw:textarea-horizontal-align="justify" draw:textarea-vertical-align="middle" draw:auto-grow-height="false" fo:min-height="2.15cm" fo:min-width="2.546cm"/>
    </style:style>
    <style:style style:name="gr19" style:family="graphic" style:parent-style-name="standard">
      <style:graphic-properties draw:fill-color="#66ff66" draw:textarea-horizontal-align="justify" draw:textarea-vertical-align="middle" draw:auto-grow-height="false" fo:min-height="1.95cm" fo:min-width="2.5cm"/>
    </style:style>
    <style:style style:name="gr20" style:family="graphic" style:parent-style-name="standard">
      <style:graphic-properties draw:fill-color="#ffff00" draw:textarea-horizontal-align="justify" draw:textarea-vertical-align="middle" draw:auto-grow-height="false" fo:min-height="1.95cm" fo:min-width="2.3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5.559cm"/>
    </style:style>
    <style:style style:name="pr6" style:family="presentation" style:parent-style-name="Default-outline1">
      <style:graphic-properties draw:auto-grow-width="true" fo:min-height="11.929cm" fo:min-width="15.335cm"/>
    </style:style>
    <style:style style:name="pr7" style:family="presentation" style:parent-style-name="Default-outline1">
      <style:graphic-properties draw:fill-color="#00ffff" fo:min-height="5.559cm"/>
    </style:style>
    <style:style style:name="pr8" style:family="presentation" style:parent-style-name="Default-title">
      <style:graphic-properties draw:textarea-horizontal-align="justify" draw:textarea-vertical-align="middle" draw:auto-grow-height="true" draw:auto-grow-width="false" fo:min-height="3.506cm" fo:min-width="25.199cm"/>
    </style:style>
    <style:style style:name="P1" style:family="paragraph">
      <style:paragraph-properties fo:text-align="end"/>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margin-top="0cm" fo:margin-bottom="0cm" style:writing-mode="lr-tb">
        <style:tab-stops/>
      </style:paragraph-properties>
    </style:style>
    <style:style style:name="P5" style:family="paragraph">
      <style:paragraph-properties fo:margin-top="0cm" fo:margin-bottom="0cm" style:writing-mode="lr-tb">
        <style:tab-stops/>
      </style:paragraph-properties>
      <style:text-properties fo:font-size="16pt" style:font-size-asian="16pt" style:font-size-complex="16pt"/>
    </style:style>
    <style:style style:name="P6" style:family="paragraph">
      <style:paragraph-properties fo:margin-top="0cm" fo:margin-bottom="0cm" style:writing-mode="lr-tb"/>
    </style:style>
    <style:style style:name="P7" style:family="paragraph">
      <style:paragraph-properties fo:margin-top="0cm" fo:margin-bottom="0cm" style:writing-mode="lr-tb"/>
      <style:text-properties fo:font-size="16pt" style:font-size-asian="16pt" style:font-size-complex="16pt"/>
    </style:style>
    <style:style style:name="P8" style:family="paragraph">
      <style:paragraph-properties fo:text-align="start"/>
    </style:style>
    <style:style style:name="P9" style:family="paragraph">
      <style:paragraph-properties fo:text-align="center"/>
    </style:style>
    <style:style style:name="P10" style:family="paragraph">
      <loext:graphic-properties draw:fill-color="#00ffff"/>
      <style:paragraph-properties fo:text-align="start"/>
    </style:style>
    <style:style style:name="P11" style:family="paragraph">
      <loext:graphic-properties draw:fill-color="#99ff33"/>
      <style:paragraph-properties fo:text-align="center"/>
    </style:style>
    <style:style style:name="P12" style:family="paragraph">
      <loext:graphic-properties draw:fill-color="#00ffff"/>
      <style:paragraph-properties fo:text-align="center"/>
    </style:style>
    <style:style style:name="P13" style:family="paragraph">
      <loext:graphic-properties draw:fill-color="#ff99ff"/>
      <style:paragraph-properties fo:text-align="center"/>
    </style:style>
    <style:style style:name="P14" style:family="paragraph">
      <loext:graphic-properties draw:fill-color="#cc99ff"/>
      <style:paragraph-properties fo:text-align="center"/>
    </style:style>
    <style:style style:name="P15" style:family="paragraph">
      <style:text-properties style:font-name="FreeMono"/>
    </style:style>
    <style:style style:name="P16" style:family="paragraph">
      <style:paragraph-properties fo:margin-top="0.5cm" fo:margin-bottom="0cm"/>
    </style:style>
    <style:style style:name="P17" style:family="paragraph">
      <style:paragraph-properties fo:margin-top="0.5cm" fo:margin-bottom="0cm" fo:text-align="center"/>
    </style:style>
    <style:style style:name="P18" style:family="paragraph">
      <loext:graphic-properties draw:fill-color="#9999ff"/>
      <style:paragraph-properties fo:text-align="center"/>
    </style:style>
    <style:style style:name="P19" style:family="paragraph">
      <loext:graphic-properties draw:fill-color="#66ff66"/>
      <style:paragraph-properties fo:text-align="center"/>
    </style:style>
    <style:style style:name="P20" style:family="paragraph">
      <style:text-properties style:font-name="Liberation Mono" fo:font-weight="bold" style:font-weight-asian="bold" style:font-weight-complex="bold"/>
    </style:style>
    <style:style style:name="P21" style:family="paragraph">
      <loext:graphic-properties draw:fill-color="#ff0066"/>
      <style:paragraph-properties fo:text-align="center"/>
    </style:style>
    <style:style style:name="P22" style:family="paragraph">
      <loext:graphic-properties draw:fill-color="#ff00ff"/>
      <style:paragraph-properties fo:text-align="center"/>
    </style:style>
    <style:style style:name="P23" style:family="paragraph">
      <loext:graphic-properties draw:fill-color="#ffff00"/>
      <style:paragraph-properties fo:text-align="center"/>
    </style:style>
    <style:style style:name="P24" style:family="paragraph">
      <style:text-properties style:font-name="Liberation Mono"/>
    </style:style>
    <style:style style:name="P25" style:family="paragraph">
      <loext:graphic-properties draw:fill="none" draw:fill-color="#ffffff"/>
      <style:paragraph-properties fo:text-align="center"/>
    </style:style>
    <style:style style:name="T1" style:family="text">
      <style:text-properties fo:font-size="24pt" style:font-size-asian="24pt" style:font-size-complex="24pt"/>
    </style:style>
    <style:style style:name="T2" style:family="text">
      <style:text-properties fo:font-size="16pt" style:font-size-asian="16pt" style:font-size-complex="16pt"/>
    </style:style>
    <style:style style:name="T3" style:family="text">
      <style:text-properties fo:font-size="54pt" style:font-size-asian="54pt" style:font-size-complex="54pt"/>
    </style:style>
    <style:style style:name="T4" style:family="text">
      <style:text-properties fo:font-size="40pt" style:font-size-asian="40pt" style:font-size-complex="40pt"/>
    </style:style>
    <style:style style:name="T5" style:family="text">
      <style:text-properties fo:font-size="48pt" style:font-size-asian="48pt" style:font-size-complex="48pt"/>
    </style:style>
    <style:style style:name="T6" style:family="text">
      <style:text-properties fo:font-size="44pt" style:font-size-asian="44pt" style:font-size-complex="44pt"/>
    </style:style>
    <style:style style:name="T7" style:family="text">
      <style:text-properties style:text-line-through-style="solid" style:text-line-through-type="single"/>
    </style:style>
    <style:style style:name="T8" style:family="text">
      <style:text-properties style:text-line-through-style="none" style:text-line-through-type="none"/>
    </style:style>
    <style:style style:name="T9" style:family="text">
      <style:text-properties fo:color="#00ffff"/>
    </style:style>
    <style:style style:name="T10" style:family="text">
      <style:text-properties fo:color="#ff99ff"/>
    </style:style>
    <style:style style:name="T11" style:family="text">
      <style:text-properties fo:color="#cc66ff"/>
    </style:style>
    <style:style style:name="T12" style:family="text">
      <style:text-properties fo:font-size="40pt" style:text-underline-style="solid" style:text-underline-width="auto" style:text-underline-color="font-color" style:font-size-asian="40pt" style:font-size-complex="40pt"/>
    </style:style>
    <style:style style:name="T13" style:family="text">
      <style:text-properties style:font-name="FreeMono"/>
    </style:style>
    <style:style style:name="T14" style:family="text">
      <style:text-properties fo:color="#99ff33"/>
    </style:style>
    <style:style style:name="T15" style:family="text">
      <style:text-properties style:text-underline-style="solid" style:text-underline-width="auto" style:text-underline-color="font-color"/>
    </style:style>
    <style:style style:name="T16" style:family="text">
      <style:text-properties fo:font-size="20pt" style:font-size-asian="20pt" style:font-size-complex="20pt"/>
    </style:style>
    <style:style style:name="T17" style:family="text">
      <style:text-properties fo:font-size="22pt" style:font-size-asian="22pt" style:font-size-complex="22pt"/>
    </style:style>
    <style:style style:name="T18" style:family="text">
      <style:text-properties fo:font-size="18pt" style:font-size-asian="18pt" style:font-size-complex="18pt"/>
    </style:style>
    <style:style style:name="T19" style:family="text">
      <style:text-properties fo:font-weight="bold"/>
    </style:style>
    <style:style style:name="T20" style:family="text">
      <style:text-properties style:font-name="Liberation Mono" fo:font-weight="bold" style:font-weight-asian="bold" style:font-weight-complex="bold"/>
    </style:style>
    <style:style style:name="T21" style:family="text">
      <style:text-properties style:font-name="Liberation Mono" fo:font-size="40pt" style:font-size-asian="40pt" style:font-size-complex="40pt"/>
    </style:style>
    <style:style style:name="T22" style:family="text">
      <style:text-properties style:font-name="Liberation 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
        <draw:frame presentation:style-name="pr1" draw:layer="layout" svg:width="25.199cm" svg:height="3.506cm" svg:x="1.4cm" svg:y="0.837cm" presentation:class="title">
          <draw:text-box>
            <text:p>RATS Architecture Design Team<text:line-break/>Status and Walkthrough</text:p>
          </draw:text-box>
        </draw:frame>
        <draw:frame presentation:style-name="pr2" draw:layer="layout" svg:width="11cm" svg:height="15.086cm" svg:x="1.4cm" svg:y="4.914cm" presentation:class="outline" presentation:user-transformed="true">
          <draw:text-box>
            <text:p><text:span text:style-name="T1">WHO: </text:span></text:p>
            <text:list text:style-name="L2">
              <text:list-item>
                <text:p><text:span text:style-name="T1">Henk Birholz(*)</text:span></text:p>
              </text:list-item>
              <text:list-item>
                <text:p><text:span text:style-name="T1">Thomas Fossati</text:span></text:p>
              </text:list-item>
              <text:list-item>
                <text:p><text:span text:style-name="T1">Andrew Guinn</text:span></text:p>
              </text:list-item>
              <text:list-item>
                <text:p><text:span text:style-name="T1">Thomas Hardjono</text:span></text:p>
              </text:list-item>
              <text:list-item>
                <text:p><text:span text:style-name="T1">Sarah C. Helble</text:span></text:p>
              </text:list-item>
              <text:list-item>
                <text:p><text:span text:style-name="T1">Eliot Lear</text:span></text:p>
              </text:list-item>
              <text:list-item>
                <text:p><text:span text:style-name="T1">Peter Lostcco</text:span></text:p>
              </text:list-item>
              <text:list-item>
                <text:p><text:span text:style-name="T1">Laurence Lundblade</text:span></text:p>
              </text:list-item>
              <text:list-item>
                <text:p><text:span text:style-name="T1">Nicolae PALADI</text:span></text:p>
              </text:list-item>
              <text:list-item>
                <text:p><text:span text:style-name="T1">Wei (William) Pan(*)</text:span></text:p>
              </text:list-item>
              <text:list-item>
                <text:p><text:span text:style-name="T1">Michael Richardson(*)</text:span></text:p>
              </text:list-item>
              <text:list-item>
                <text:p><text:span text:style-name="T1">Paul Rowe</text:span></text:p>
              </text:list-item>
              <text:list-item>
                <text:p><text:span text:style-name="T1">Ned Smith(*)</text:span></text:p>
              </text:list-item>
              <text:list-item>
                <text:p><text:span text:style-name="T1">Dave Thaler(*)</text:span></text:p>
              </text:list-item>
              <text:list-item>
                <text:p><text:span text:style-name="T1">Eric Voit</text:span></text:p>
              </text:list-item>
              <text:list-item>
                <text:p><text:span text:style-name="T1">Monty Wiseman</text:span></text:p>
              </text:list-item>
              <text:list-item>
                <text:p><text:span text:style-name="T1">Ling (Frank) Xia</text:span></text:p>
              </text:list-item>
            </text:list>
            <text:p/>
          </draw:text-box>
        </draw:frame>
        <draw:frame presentation:style-name="pr2" draw:text-style-name="P1" draw:layer="layout" svg:width="15.01cm" svg:height="14.486cm" svg:x="11.6cm" svg:y="4.914cm" presentation:class="outline" presentation:user-transformed="true">
          <draw:text-box>
            <text:p text:style-name="P1">WHEN: Tuesdays 10am EST. (+ a few Fridays/adhoc)</text:p>
            <text:p text:style-name="P1">14 meetings since IETF106</text:p>
            <text:p text:style-name="P1">ISSUES: 13 open, 20 closed</text:p>
            <text:p text:style-name="P1">Pull requests: </text:p>
            <text:p text:style-name="P1">2 open, 39 closed</text:p>
            <text:p text:style-name="P1">(*)-listed author</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2">
        <draw:frame presentation:style-name="pr4" draw:layer="layout" svg:width="25.199cm" svg:height="3.506cm" svg:x="1.4cm" svg:y="0.837cm" presentation:class="title">
          <draw:text-box>
            <text:p>Overview of presentation</text:p>
          </draw:text-box>
        </draw:frame>
        <draw:frame presentation:style-name="pr2" draw:layer="layout" svg:width="12.297cm" svg:height="12.179cm" svg:x="1.4cm" svg:y="4.914cm" presentation:class="outline">
          <draw:text-box>
            <text:list text:style-name="L3">
              <text:list-item>
                <text:p><text:s/>Table of Contents</text:p>
              </text:list-item>
              <text:list-item>
                <text:p><text:s/>Summary of Open Issues</text:p>
              </text:list-item>
              <text:list-item>
                <text:p><text:s/>Work since IETF106 and last Virtual Interim meeting</text:p>
              </text:list-item>
              <text:list-item>
                <text:p><text:s/>Walk through</text:p>
              </text:list-item>
            </text:list>
          </draw:text-box>
        </draw:frame>
        <draw:frame presentation:style-name="pr5" draw:layer="layout" svg:width="12.297cm" svg:height="5.809cm" svg:x="14.313cm" svg:y="4.914cm" presentation:class="outline" presentation:placeholder="true">
          <draw:text-box/>
        </draw:frame>
        <draw:frame presentation:style-name="pr5" draw:layer="layout" svg:width="12.297cm" svg:height="5.809cm" svg:x="14.313cm" svg:y="11.276cm" presentation:class="outline" presentation:placeholder="true">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
        <draw:frame presentation:style-name="pr1" draw:layer="layout" svg:width="25.199cm" svg:height="3.506cm" svg:x="1.4cm" svg:y="0.837cm" presentation:class="title">
          <draw:text-box>
            <text:p>Table of Contents</text:p>
          </draw:text-box>
        </draw:frame>
        <draw:frame presentation:style-name="pr6" draw:text-style-name="P5" draw:layer="layout" svg:width="15.36cm" svg:height="12.179cm" svg:x="-0.132cm" svg:y="4.914cm" presentation:class="outline" presentation:user-transformed="true">
          <draw:text-box>
            <text:p text:style-name="P4"><text:span text:style-name="T2"><text:s text:c="3"/></text:span><text:span text:style-name="T2">1. <text:s/>Introduction</text:span></text:p>
            <text:p text:style-name="P4"><text:span text:style-name="T2"><text:s text:c="3"/></text:span><text:span text:style-name="T2">2. <text:s/>Terminology</text:span></text:p>
            <text:p text:style-name="P4"><text:span text:style-name="T2"><text:s text:c="3"/></text:span><text:span text:style-name="T2">3. <text:s/>Reference Use Cases</text:span></text:p>
            <text:p text:style-name="P4"><text:span text:style-name="T2"><text:s text:c="5"/></text:span><text:span text:style-name="T2">3.1. <text:s/>Network Endpoint Assessment</text:span></text:p>
            <text:p text:style-name="P4"><text:span text:style-name="T2"><text:s text:c="5"/></text:span><text:span text:style-name="T2">3.2. <text:s/>Confidential Machine Learning (ML) Model Protection</text:span></text:p>
            <text:p text:style-name="P4"><text:span text:style-name="T2"><text:s text:c="5"/></text:span><text:span text:style-name="T2">3.3. <text:s/>Confidential Data Retrieval</text:span></text:p>
            <text:p text:style-name="P4"><text:span text:style-name="T2"><text:s text:c="5"/></text:span><text:span text:style-name="T2">3.4. <text:s/>Critical Infrastructure Control</text:span></text:p>
            <text:p text:style-name="P4"><text:span text:style-name="T2"><text:s text:c="5"/></text:span><text:span text:style-name="T2">3.5. <text:s/>Trusted Execution Environment (TEE) Provisioning</text:span></text:p>
            <text:p text:style-name="P4"><text:span text:style-name="T2"><text:s text:c="5"/></text:span><text:span text:style-name="T2">3.6. <text:s/>Hardware Watchdog</text:span></text:p>
            <text:p text:style-name="P4"><text:span text:style-name="T2"><text:s text:c="3"/></text:span><text:span text:style-name="T2">4. <text:s/>Architectural Overview</text:span></text:p>
            <text:p text:style-name="P4"><text:span text:style-name="T2"><text:s text:c="5"/></text:span><text:span text:style-name="T2">4.1. <text:s/>Two Types of Environments of an Attester</text:span></text:p>
            <text:p text:style-name="P4"><text:span text:style-name="T2"><text:s text:c="5"/></text:span><text:span text:style-name="T2">4.2. <text:s/>Layered Attestation Procedures</text:span></text:p>
            <text:p text:style-name="P4"><text:span text:style-name="T2"><text:s text:c="5"/></text:span><text:span text:style-name="T2">4.3. <text:s/>Composite Device</text:span></text:p>
            <text:p text:style-name="P4"><text:span text:style-name="T2"><text:s text:c="3"/></text:span><text:span text:style-name="T2">5. <text:s/>Topological Models</text:span></text:p>
            <text:p text:style-name="P4"><text:span text:style-name="T2"><text:s text:c="5"/></text:span><text:span text:style-name="T2">5.1. <text:s/>Passport Model</text:span></text:p>
            <text:p text:style-name="P4"><text:span text:style-name="T2"><text:s text:c="5"/></text:span><text:span text:style-name="T2">5.2. <text:s/>Background-Check Model</text:span></text:p>
            <text:p text:style-name="P4"><text:span text:style-name="T2"><text:s text:c="5"/></text:span><text:span text:style-name="T2">5.3. <text:s/>Combinations</text:span></text:p>
            <text:p text:style-name="P4"><text:span text:style-name="T2"/></text:p>
          </draw:text-box>
        </draw:frame>
        <draw:frame presentation:style-name="pr2" draw:text-style-name="P7" draw:layer="layout" svg:width="12.297cm" svg:height="12.179cm" svg:x="15.703cm" svg:y="4.8cm" presentation:class="outline" presentation:user-transformed="true">
          <draw:text-box>
            <text:p text:style-name="P6"><text:span text:style-name="T2"><text:s text:c="3"/></text:span><text:span text:style-name="T2">6. <text:s/>Trust Model</text:span></text:p>
            <text:p text:style-name="P6"><text:span text:style-name="T2"><text:s text:c="3"/></text:span><text:span text:style-name="T2">7. <text:s/>Conceptual Messages</text:span></text:p>
            <text:p text:style-name="P6"><text:span text:style-name="T2"><text:s text:c="5"/></text:span><text:span text:style-name="T2">7.1. <text:s/>Evidence</text:span></text:p>
            <text:p text:style-name="P6"><text:span text:style-name="T2"><text:s text:c="5"/></text:span><text:span text:style-name="T2">7.2. <text:s/>Endorsements</text:span></text:p>
            <text:p text:style-name="P6"><text:span text:style-name="T2"><text:s text:c="5"/></text:span><text:span text:style-name="T2">7.3. <text:s/>Attestation Results</text:span></text:p>
            <text:p text:style-name="P6"><text:span text:style-name="T2"><text:s text:c="3"/></text:span><text:span text:style-name="T2">8. <text:s/>Claims Encoding Formats</text:span></text:p>
            <text:p text:style-name="P6"><text:span text:style-name="T2"><text:s text:c="3"/></text:span><text:span text:style-name="T2">9. <text:s/>Freshness</text:span></text:p>
            <text:p text:style-name="P6"><text:span text:style-name="T2"><text:s text:c="3"/></text:span><text:span text:style-name="T2">10. Privacy Considerations</text:span></text:p>
            <text:p text:style-name="P6"><text:span text:style-name="T2"><text:s text:c="3"/></text:span><text:span text:style-name="T2">11. Security Considerations</text:span></text:p>
            <text:p text:style-name="P6"><text:span text:style-name="T2"><text:s text:c="3"/></text:span><text:span text:style-name="T2">12. IANA Considerations</text:span></text:p>
            <text:p text:style-name="P6"><text:span text:style-name="T2"><text:s text:c="3"/></text:span><text:span text:style-name="T2">13. Acknowledgments</text:span></text:p>
            <text:p text:style-name="P6"><text:span text:style-name="T2"><text:s text:c="3"/></text:span><text:span text:style-name="T2">14. Contributors</text:span></text:p>
            <text:p text:style-name="P6"><text:span text:style-name="T2"><text:s text:c="3"/></text:span><text:span text:style-name="T2">15. References</text:span></text:p>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
        <draw:frame presentation:style-name="pr1" draw:layer="layout" svg:width="25.199cm" svg:height="3.506cm" svg:x="1.4cm" svg:y="0.837cm" presentation:class="title">
          <draw:text-box>
            <text:p>Open Issues / Pull Requests</text:p>
          </draw:text-box>
        </draw:frame>
        <draw:frame presentation:style-name="pr2" draw:layer="layout" svg:width="12.297cm" svg:height="12.179cm" svg:x="1.4cm" svg:y="4.914cm" presentation:class="outline" presentation:user-transformed="true">
          <draw:text-box>
            <text:list text:style-name="L2">
              <text:list-item>
                <text:p><text:span text:style-name="T3">#73 What are "role compositions"?</text:span></text:p>
                <text:list>
                  <text:list-item>
                    <text:p><text:a xlink:href="https://github.com/ietf-rats-wg/architecture/issues/73" xlink:type="simple">https://github.com/ietf-rats-wg/architecture/issues/73</text:a></text:p>
                  </text:list-item>
                </text:list>
                <text:p/>
              </text:list-item>
              <text:list-item>
                <text:p><text:span text:style-name="T4">#71 Section 4.2 and 4.3 should use similar conventions for section names and figures</text:span></text:p>
                <text:list>
                  <text:list-item>
                    <text:p><text:a xlink:href="https://github.com/ietf-rats-wg/architecture/issues/71" xlink:type="simple">https://github.com/ietf-rats-wg/architecture/issues/71</text:a></text:p>
                  </text:list-item>
                </text:list>
                <text:p/>
              </text:list-item>
              <text:list-item>
                <text:p><text:span text:style-name="T5">#69 create pull requests with time-sequence and table of time points</text:span></text:p>
                <text:list>
                  <text:list-item>
                    <text:p><text:a xlink:href="https://github.com/ietf-rats-wg/architecture/issues/69" xlink:type="simple">https://github.com/ietf-rats-wg/architecture/issues/69</text:a></text:p>
                  </text:list-item>
                  <text:list-item>
                    <text:p>#75 Time considerations <text:a xlink:href="https://github.com/ietf-rats-wg/architecture/pull/75" xlink:type="simple">https://github.com/ietf-rats-wg/architecture/pull/75</text:a></text:p>
                    <text:p/>
                  </text:list-item>
                </text:list>
              </text:list-item>
              <text:list-item>
                <text:p><text:span text:style-name="T6">#67 Class of claims for messages that 'transit' entities involved in Role interactions</text:span></text:p>
                <text:list>
                  <text:list-item>
                    <text:p><text:a xlink:href="https://github.com/ietf-rats-wg/architecture/issues/67" xlink:type="simple">https://github.com/ietf-rats-wg/architecture/issues/67</text:a></text:p>
                  </text:list-item>
                </text:list>
                <text:p/>
              </text:list-item>
              <text:list-item>
                <text:p><text:span text:style-name="T6">#66 Have preferred serialization formats</text:span></text:p>
                <text:list>
                  <text:list-item>
                    <text:p><text:a xlink:href="https://github.com/ietf-rats-wg/architecture/issues/66" xlink:type="simple">https://github.com/ietf-rats-wg/architecture/issues/66</text:a></text:p>
                  </text:list-item>
                </text:list>
                <text:p/>
              </text:list-item>
              <text:list-item>
                <text:p><text:span text:style-name="T6">#65 More thorough definition of Endorser or Endorsement</text:span></text:p>
                <text:list>
                  <text:list-item>
                    <text:p><text:a xlink:href="https://github.com/ietf-rats-wg/architecture/issues/65" xlink:type="simple">https://github.com/ietf-rats-wg/architecture/issues/65</text:a></text:p>
                  </text:list-item>
                </text:list>
                <text:p/>
              </text:list-item>
              <text:list-item>
                <text:p><text:span text:style-name="T6">#57 Trust Model Section, Evidence consumed by an Endorser</text:span></text:p>
                <text:list>
                  <text:list-item>
                    <text:p><text:a xlink:href="https://github.com/ietf-rats-wg/architecture/issues/57" xlink:type="simple">https://github.com/ietf-rats-wg/architecture/issues/57</text:a></text:p>
                  </text:list-item>
                </text:list>
                <text:p/>
                <text:p/>
              </text:list-item>
            </text:list>
          </draw:text-box>
        </draw:frame>
        <draw:frame presentation:style-name="pr2" draw:layer="layout" svg:width="12.297cm" svg:height="12.179cm" svg:x="14.313cm" svg:y="4.914cm" presentation:class="outline">
          <draw:text-box>
            <text:list text:style-name="L2">
              <text:list-item>
                <text:p><text:span text:style-name="T6">#55 Evidence description misses the mark</text:span></text:p>
                <text:list>
                  <text:list-item>
                    <text:p><text:a xlink:href="https://github.com/ietf-rats-wg/architecture/issues/55" xlink:type="simple">https://github.com/ietf-rats-wg/architecture/issues/55</text:a></text:p>
                  </text:list-item>
                </text:list>
                <text:p/>
              </text:list-item>
              <text:list-item>
                <text:p><text:span text:style-name="T6">#54 Attestation Results description too limited</text:span></text:p>
                <text:list>
                  <text:list-item>
                    <text:p><text:a xlink:href="https://github.com/ietf-rats-wg/architecture/issues/54" xlink:type="simple">https://github.com/ietf-rats-wg/architecture/issues/54</text:a></text:p>
                  </text:list-item>
                </text:list>
                <text:p/>
              </text:list-item>
              <text:list-item>
                <text:p><text:span text:style-name="T6">#42 to what extent does the security considerations talk about how long things are valid?</text:span></text:p>
                <text:list>
                  <text:list-item>
                    <text:p><text:a xlink:href="https://github.com/ietf-rats-wg/architecture/issues/42" xlink:type="simple">https://github.com/ietf-rats-wg/architecture/issues/42</text:a></text:p>
                  </text:list-item>
                </text:list>
                <text:p/>
              </text:list-item>
              <text:list-item>
                <text:p><text:span text:style-name="T6">#39 It seems to miss a final conclusion for the second paragragh in section 5.1</text:span></text:p>
                <text:list>
                  <text:list-item>
                    <text:p><text:a xlink:href="https://github.com/ietf-rats-wg/architecture/issues/39" xlink:type="simple">https://github.com/ietf-rats-wg/architecture/issues/39</text:a></text:p>
                  </text:list-item>
                </text:list>
                <text:p/>
              </text:list-item>
              <text:list-item>
                <text:p><text:span text:style-name="T6">#19 Entity and Sub-Entity &amp; Composite Device and Component</text:span></text:p>
                <text:list>
                  <text:list-item>
                    <text:p><text:a xlink:href="https://github.com/ietf-rats-wg/architecture/issues/19" xlink:type="simple">https://github.com/ietf-rats-wg/architecture/issues/19</text:a></text:p>
                  </text:list-item>
                </text:list>
                <text:p/>
              </text:list-item>
              <text:list-item>
                <text:p><text:span text:style-name="T6">#18 Claim is used heavily but not in the terminology section</text:span></text:p>
                <text:list>
                  <text:list-item>
                    <text:p><text:a xlink:href="https://github.com/ietf-rats-wg/architecture/issues/18" xlink:type="simple">https://github.com/ietf-rats-wg/architecture/issues/18</text:a></text:p>
                  </text:list-item>
                  <text:list-item>
                    <text:p>Define claim <text:a xlink:href="https://github.com/ietf-rats-wg/architecture/pull/74" xlink:type="simple">https://github.com/ietf-rats-wg/architecture/pull/74</text:a></text:p>
                    <text:p/>
                  </text:list-item>
                </text:list>
              </text:list-item>
              <text:list-item>
                <text:p>#60 Update Trust Model with Implicit Trust Example</text:p>
                <text:list>
                  <text:list-item>
                    <text:p><text:a xlink:href="https://github.com/ietf-rats-wg/architecture/pull/60" xlink:type="simple">https://github.com/ietf-rats-wg/architecture/pull/60</text:a></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draw:frame presentation:style-name="pr4" draw:layer="layout" svg:width="25.199cm" svg:height="3.506cm" svg:x="1.4cm" svg:y="0.837cm" presentation:class="title">
          <draw:text-box>
            <text:p>Previously Open Issues</text:p>
          </draw:text-box>
        </draw:frame>
        <draw:frame presentation:style-name="pr2" draw:layer="layout" svg:width="25.199cm" svg:height="12.179cm" svg:x="1.4cm" svg:y="4.914cm" presentation:class="outline">
          <draw:text-box>
            <text:list text:style-name="L2">
              <text:list-item>
                <text:p><text:span text:style-name="T7">Introduction!</text:span></text:p>
              </text:list-item>
              <text:list-item>
                <text:p><text:span text:style-name="T7">Terminology discussion mostly done</text:span></text:p>
                <text:list>
                  <text:list-item>
                    <text:p><text:span text:style-name="T8">Last argument is about “Claim”</text:span></text:p>
                  </text:list-item>
                </text:list>
              </text:list-item>
              <text:list-item>
                <text:p><text:span text:style-name="T7">Need to get consensus on Layered approach pull request</text:span></text:p>
              </text:list-item>
              <text:list-item>
                <text:p>Published -02: feature complete. </text:p>
                <text:list>
                  <text:list-item>
                    <text:p>Not all issues are show stoppers, some may be unresolvable.</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4T15">
        <draw:frame presentation:style-name="pr1" draw:layer="layout" svg:width="25.199cm" svg:height="3.506cm" svg:x="1.4cm" svg:y="0.837cm" presentation:class="title">
          <draw:text-box>
            <text:p>Walkthrough: Conceptual Data Flow</text:p>
          </draw:text-box>
        </draw:frame>
        <draw:frame presentation:style-name="pr7" draw:text-style-name="P10" draw:layer="layout" svg:width="12.297cm" svg:height="5.809cm" svg:x="1.4cm" svg:y="4.914cm" presentation:class="outline" presentation:user-transformed="true">
          <draw:text-box>
            <text:p text:style-name="P8"><text:span text:style-name="T9">Endorsements</text:span> come from OEM </text:p>
            <text:list text:style-name="L2">
              <text:list-item>
                <text:list>
                  <text:list-item>
                    <text:p text:style-name="P8">(may be signed)</text:p>
                  </text:list-item>
                </text:list>
              </text:list-item>
            </text:list>
            <text:p text:style-name="P8"><text:span text:style-name="T10">Appraisal Policy</text:span> is set by Operator</text:p>
            <text:p text:style-name="P8"><text:span text:style-name="T11">Relying Party</text:span> sets its own policy</text:p>
            <text:p text:style-name="P9"><text:span text:style-name="T12">Not subject to IETF STD</text:span></text:p>
          </draw:text-box>
        </draw:frame>
        <draw:custom-shape draw:style-name="gr2" draw:text-style-name="P11" draw:layer="layout" svg:width="12.2cm" svg:height="7.4cm" svg:x="14.2cm" svg:y="11cm">
          <text:p/>
          <draw:enhanced-geometry svg:viewBox="0 0 21600 21600" draw:type="rectangle" draw:enhanced-path="M 0 0 L 21600 0 21600 21600 0 21600 0 0 Z N"/>
        </draw:custom-shape>
        <draw:custom-shape draw:style-name="gr3" draw:text-style-name="P12" draw:layer="layout" svg:width="4.4cm" svg:height="6.2cm" svg:x="14.6cm" svg:y="4cm">
          <text:p/>
          <draw:enhanced-geometry svg:viewBox="0 0 21600 21600" draw:type="rectangle" draw:enhanced-path="M 0 0 L 21600 0 21600 21600 0 21600 0 0 Z N"/>
        </draw:custom-shape>
        <draw:custom-shape draw:style-name="gr4" draw:text-style-name="P13" draw:layer="layout" svg:width="3.4cm" svg:height="6.2cm" svg:x="19.2cm" svg:y="4cm">
          <text:p/>
          <draw:enhanced-geometry svg:viewBox="0 0 21600 21600" draw:type="rectangle" draw:enhanced-path="M 0 0 L 21600 0 21600 21600 0 21600 0 0 Z N"/>
        </draw:custom-shape>
        <draw:custom-shape draw:style-name="gr5" draw:text-style-name="P14" draw:layer="layout" svg:width="4.6cm" svg:height="7cm" svg:x="22.6cm" svg:y="3.8cm">
          <text:p/>
          <draw:enhanced-geometry svg:viewBox="0 0 21600 21600" draw:type="rectangle" draw:enhanced-path="M 0 0 L 21600 0 21600 21600 0 21600 0 0 Z N"/>
        </draw:custom-shape>
        <draw:frame presentation:style-name="pr2" draw:text-style-name="P15" draw:layer="layout" svg:width="12.297cm" svg:height="12.179cm" svg:x="14.313cm" svg:y="4.914cm" presentation:class="outline" presentation:user-transformed="true">
          <draw:text-box>
            <text:p text:style-name="P15"><text:span text:style-name="T13"><text:s text:c="11"/></text:span><text:span text:style-name="T13">************ <text:s text:c="2"/>************ <text:s text:c="4"/>****************</text:span></text:p>
            <text:p text:style-name="P15"><text:span text:style-name="T13"><text:s text:c="11"/></text:span><text:span text:style-name="T13">* Endorser * <text:s text:c="2"/>* Verifier * <text:s text:c="4"/>* Relying Party*</text:span></text:p>
            <text:p text:style-name="P15"><text:span text:style-name="T13"><text:s text:c="11"/></text:span><text:span text:style-name="T13">************ <text:s text:c="2"/>* <text:s/>Owner <text:s text:c="2"/>* <text:s text:c="4"/>* <text:s/>Owner <text:s text:c="6"/>*</text:span></text:p>
            <text:p text:style-name="P15"><text:span text:style-name="T13"><text:s text:c="17"/></text:span><text:span text:style-name="T13">| <text:s text:c="7"/>************ <text:s text:c="4"/>****************</text:span></text:p>
            <text:p text:style-name="P15"><text:span text:style-name="T13"><text:s text:c="17"/></text:span><text:span text:style-name="T13">| <text:s text:c="13"/>| <text:s text:c="16"/>|</text:span></text:p>
            <text:p text:style-name="P15"><text:span text:style-name="T13"><text:s text:c="5"/></text:span><text:span text:style-name="T13">Endorsements| <text:s text:c="13"/>| <text:s text:c="16"/>|</text:span></text:p>
            <text:p text:style-name="P15"><text:span text:style-name="T13"><text:s text:c="17"/></text:span><text:span text:style-name="T13">| <text:s text:c="13"/>|Appraisal <text:s text:c="7"/>|</text:span></text:p>
            <text:p text:style-name="P15"><text:span text:style-name="T13"><text:s text:c="17"/></text:span><text:span text:style-name="T13">| <text:s text:c="13"/>|Policy <text:s text:c="10"/>|</text:span></text:p>
            <text:p text:style-name="P15"><text:span text:style-name="T13"><text:s text:c="17"/></text:span><text:span text:style-name="T13">| <text:s text:c="13"/>|for <text:s text:c="13"/>| Appraisal</text:span></text:p>
            <text:p text:style-name="P15"><text:span text:style-name="T13"><text:s text:c="17"/></text:span><text:span text:style-name="T13">| <text:s text:c="13"/>|Evidence <text:s text:c="8"/>| Policy for</text:span></text:p>
            <text:p text:style-name="P15"><text:span text:style-name="T13"><text:s text:c="17"/></text:span><text:span text:style-name="T13">| <text:s text:c="13"/>| <text:s text:c="16"/>| Attestation</text:span></text:p>
            <text:p text:style-name="P15"><text:span text:style-name="T13"><text:s text:c="17"/></text:span><text:span text:style-name="T13">| <text:s text:c="13"/>| <text:s text:c="16"/>| <text:s/>Result</text:span></text:p>
            <text:p text:style-name="P15"><text:span text:style-name="T13"><text:s text:c="17"/></text:span><text:span text:style-name="T13">v <text:s text:c="13"/>v <text:s text:c="16"/>|</text:span></text:p>
            <text:p text:style-name="P15"><text:span text:style-name="T13"><text:s text:c="15"/></text:span><text:span text:style-name="T13">.-----------------. <text:s text:c="15"/>|</text:span></text:p>
            <text:p text:style-name="P15"><text:span text:style-name="T13"><text:s text:c="8"/></text:span><text:span text:style-name="T13">.-----&gt;| <text:s text:c="4"/>Verifier <text:s text:c="3"/>|------. <text:s text:c="8"/>|</text:span></text:p>
            <text:p text:style-name="P15"><text:span text:style-name="T13"><text:s text:c="8"/></text:span><text:span text:style-name="T13">| <text:s text:c="5"/>'-----------------' <text:s text:c="5"/>| <text:s text:c="8"/>|</text:span></text:p>
            <text:p text:style-name="P15"><text:span text:style-name="T13"><text:s text:c="8"/></text:span><text:span text:style-name="T13">| <text:s text:c="30"/>| <text:s text:c="8"/>|</text:span></text:p>
            <text:p text:style-name="P15"><text:span text:style-name="T13"><text:s text:c="8"/></text:span><text:span text:style-name="T13">| <text:s text:c="19"/>Attestation| <text:s text:c="8"/>|</text:span></text:p>
            <text:p text:style-name="P15"><text:span text:style-name="T13"><text:s text:c="8"/></text:span><text:span text:style-name="T13">| <text:s text:c="19"/>Results <text:s text:c="3"/>| <text:s text:c="8"/>|</text:span></text:p>
            <text:p text:style-name="P15"><text:span text:style-name="T13"><text:s text:c="8"/></text:span><text:span text:style-name="T13">| Evidence <text:s text:c="21"/>| <text:s text:c="8"/>|</text:span></text:p>
            <text:p text:style-name="P15"><text:span text:style-name="T13"><text:s text:c="8"/></text:span><text:span text:style-name="T13">| <text:s text:c="30"/>| <text:s text:c="8"/>|</text:span></text:p>
            <text:p text:style-name="P15"><text:span text:style-name="T13"><text:s text:c="8"/></text:span><text:span text:style-name="T13">| <text:s text:c="30"/>v <text:s text:c="8"/>v</text:span></text:p>
            <text:p text:style-name="P15"><text:span text:style-name="T13"><text:s text:c="2"/></text:span><text:span text:style-name="T13">.----------. <text:s text:c="21"/>.-----------------.</text:span></text:p>
            <text:p text:style-name="P15"><text:span text:style-name="T13"><text:s text:c="2"/></text:span><text:span text:style-name="T13">| Attester | <text:s text:c="21"/>| Relying Party <text:s text:c="2"/>|</text:span></text:p>
            <text:p text:style-name="P15"><text:span text:style-name="T13"><text:s text:c="2"/></text:span><text:span text:style-name="T13">'----------' <text:s text:c="21"/>'-----------------'</text:span></text:p>
            <text:p text:style-name="P15"><text:span text:style-name="T13"/></text:p>
          </draw:text-box>
        </draw:frame>
        <draw:frame presentation:style-name="pr5" draw:layer="layout" svg:width="12.297cm" svg:height="5.809cm" svg:x="1.4cm" svg:y="13.476cm" presentation:class="outline" presentation:user-transformed="true">
          <draw:text-box>
            <text:p text:style-name="P16"><text:span text:style-name="T14">Attester</text:span>, <text:span text:style-name="T14">Verifier</text:span> and <text:span text:style-name="T14">Relying Party</text:span> are connected by <text:span text:style-name="T14">Evidence</text:span> and <text:span text:style-name="T14">Attestation Results</text:span> </text:p>
            <text:p text:style-name="P17"><text:span text:style-name="T15">In Scope</text:span></text:p>
          </draw:text-box>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4T15">
        <draw:frame presentation:style-name="pr4" draw:layer="layout" svg:width="25.199cm" svg:height="3.506cm" svg:x="1.4cm" svg:y="0.837cm" presentation:class="title">
          <draw:text-box>
            <text:p>Two Types of Environments</text:p>
          </draw:text-box>
        </draw:frame>
        <draw:frame presentation:style-name="pr5" draw:layer="layout" svg:width="12.297cm" svg:height="5.809cm" svg:x="1.4cm" svg:y="4.914cm" presentation:class="outline">
          <draw:text-box>
            <text:p>Target Environment</text:p>
            <text:list text:style-name="L2">
              <text:list-item>
                <text:p><text:span text:style-name="T16">this</text:span><text:span text:style-name="T17"> is the thing we care about</text:span></text:p>
              </text:list-item>
            </text:list>
          </draw:text-box>
        </draw:frame>
        <draw:frame presentation:style-name="pr2" draw:text-style-name="P15" draw:layer="layout" svg:width="11.097cm" svg:height="15cm" svg:x="16.4cm" svg:y="4.343cm" presentation:class="outline" presentation:user-transformed="true">
          <draw:text-box>
            <text:p text:style-name="P15"><text:span text:style-name="T13"><text:s text:c="2"/></text:span><text:span text:style-name="T13">.--------------------------------.</text:span></text:p>
            <text:p text:style-name="P15"><text:span text:style-name="T13"><text:s text:c="2"/></text:span><text:span text:style-name="T13">| <text:s text:c="31"/>|</text:span></text:p>
            <text:p text:style-name="P15"><text:span text:style-name="T13"><text:s text:c="2"/></text:span><text:span text:style-name="T13">| <text:s text:c="11"/>Verifier <text:s text:c="11"/>|</text:span></text:p>
            <text:p text:style-name="P15"><text:span text:style-name="T13"><text:s text:c="2"/></text:span><text:span text:style-name="T13">| <text:s text:c="31"/>|</text:span></text:p>
            <text:p text:style-name="P15"><text:span text:style-name="T13"><text:s text:c="2"/></text:span><text:span text:style-name="T13">'--------------------------------'</text:span></text:p>
            <text:p text:style-name="P15"><text:span text:style-name="T13"><text:s text:c="26"/></text:span><text:span text:style-name="T13">^</text:span></text:p>
            <text:p text:style-name="P15"><text:span text:style-name="T13"><text:s text:c="26"/></text:span><text:span text:style-name="T13">| </text:span></text:p>
            <text:p text:style-name="P15"><text:span text:style-name="T13">.-------------------------|----------.</text:span></text:p>
            <text:p text:style-name="P15"><text:span text:style-name="T13">| <text:s text:c="24"/>| <text:s text:c="9"/>|</text:span></text:p>
            <text:p text:style-name="P15"><text:span text:style-name="T13">| <text:s text:c="2"/>.----------------. <text:s text:c="3"/>| <text:s text:c="9"/>|</text:span></text:p>
            <text:p text:style-name="P15"><text:span text:style-name="T13">| <text:s text:c="2"/>| Target <text:s text:c="8"/>| <text:s text:c="3"/>| <text:s text:c="9"/>|</text:span></text:p>
            <text:p text:style-name="P15"><text:span text:style-name="T13">| <text:s text:c="2"/>| Environment <text:s text:c="3"/>| <text:s text:c="3"/>| <text:s text:c="9"/>|</text:span></text:p>
            <text:p text:style-name="P15"><text:span text:style-name="T13">| <text:s text:c="2"/>| <text:s text:c="15"/>| <text:s text:c="3"/>| Evidence |</text:span></text:p>
            <text:p text:style-name="P15"><text:span text:style-name="T13">| <text:s text:c="2"/>'----------------' <text:s text:c="3"/>| <text:s text:c="9"/>|</text:span></text:p>
            <text:p text:style-name="P15"><text:span text:style-name="T13">| <text:s text:c="18"/>| <text:s text:c="4"/>| <text:s text:c="9"/>|</text:span></text:p>
            <text:p text:style-name="P15"><text:span text:style-name="T13">| <text:s text:c="18"/>| <text:s text:c="4"/>| <text:s text:c="9"/>|</text:span></text:p>
            <text:p text:style-name="P15"><text:span text:style-name="T13">| <text:s text:c="9"/>Collect <text:s/>| <text:s text:c="4"/>| <text:s text:c="9"/>| </text:span></text:p>
            <text:p text:style-name="P15"><text:span text:style-name="T13">| <text:s text:c="10"/>Claims <text:s/>| <text:s text:c="4"/>| <text:s text:c="9"/>|</text:span></text:p>
            <text:p text:style-name="P15"><text:span text:style-name="T13">| <text:s text:c="18"/>| <text:s text:c="4"/>| <text:s text:c="9"/>|</text:span></text:p>
            <text:p text:style-name="P15"><text:span text:style-name="T13">| <text:s text:c="18"/>v <text:s text:c="4"/>| <text:s text:c="9"/>|</text:span></text:p>
            <text:p text:style-name="P15"><text:span text:style-name="T13">| <text:s text:c="16"/>.-------------. <text:s text:c="3"/>|</text:span></text:p>
            <text:p text:style-name="P15"><text:span text:style-name="T13">| <text:s text:c="16"/>| Attesting <text:s text:c="2"/>| <text:s text:c="3"/>|</text:span></text:p>
            <text:p text:style-name="P15"><text:span text:style-name="T13">| <text:s text:c="16"/>| Environment | <text:s text:c="3"/>|</text:span></text:p>
            <text:p text:style-name="P15"><text:span text:style-name="T13">| <text:s text:c="16"/>| <text:s text:c="12"/>| <text:s text:c="3"/>|</text:span></text:p>
            <text:p text:style-name="P15"><text:span text:style-name="T13">| <text:s text:c="16"/>'-------------' <text:s text:c="3"/>|</text:span></text:p>
            <text:p text:style-name="P15"><text:span text:style-name="T13">| <text:s text:c="14"/>Attester <text:s text:c="12"/>|</text:span></text:p>
            <text:p text:style-name="P15"><text:span text:style-name="T13">'------------------------------------'</text:span></text:p>
            <text:p text:style-name="P15"><text:span text:style-name="T13"/></text:p>
          </draw:text-box>
        </draw:frame>
        <draw:frame presentation:style-name="pr5" draw:layer="layout" svg:width="12.297cm" svg:height="5.809cm" svg:x="1.4cm" svg:y="11.276cm" presentation:class="outline">
          <draw:text-box>
            <text:p>Attesting Environment</text:p>
            <text:list text:style-name="L2">
              <text:list-item>
                <text:p><text:span text:style-name="T18">this is the thing that does the caring</text:span></text:p>
              </text:list-item>
            </text:list>
          </draw:text-box>
        </draw:frame>
        <draw:custom-shape draw:style-name="gr6" draw:text-style-name="P12" xml:id="id1" draw:id="id1" draw:layer="layout" svg:width="6.6cm" svg:height="3.2cm" svg:x="7.4cm" svg:y="15.6cm">
          <text:p text:style-name="P9">Sometimes</text:p>
          <text:p text:style-name="P9">contains</text:p>
          <text:p text:style-name="P9">Attesting Environment</text:p>
          <draw:enhanced-geometry svg:viewBox="0 0 21600 21600" draw:text-areas="800 800 20800 20800" draw:type="round-rectangular-callout" draw:modifiers="37313.2555673383 -27774.3205248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8" xml:id="id2" draw:id="id2" draw:layer="layout" svg:width="7.199cm" svg:height="4.4cm" svg:x="9.001cm" svg:y="7.8cm">
          <text:p text:style-name="P9">Some people ask:</text:p>
          <text:p text:style-name="P9">can the thing be</text:p>
          <text:p text:style-name="P9">trusted to measure</text:p>
          <text:p text:style-name="P9">itself?</text:p>
          <draw:enhanced-geometry svg:viewBox="0 0 21600 21600" draw:mirror-horizontal="false" draw:mirror-vertical="false" draw:type="line-callout-1" draw:modifiers="-4623 37143.5582822086 -750 2719.0184049079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8" draw:text-style-name="P19" xml:id="id3" draw:id="id3" draw:layer="layout" svg:width="7.8cm" svg:height="3.8cm" svg:x="12.4cm" svg:y="0.4cm">
          <text:p text:style-name="P9">It does not always</text:p>
          <text:p text:style-name="P9">make sense, but</text:p>
          <text:p text:style-name="P9"><text:span text:style-name="T19">VERIFIER</text:span> knows</text:p>
          <text:p text:style-name="P9">when it does.</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4T15">
        <draw:frame presentation:style-name="pr4" draw:layer="layout" svg:width="25.199cm" svg:height="3.506cm" svg:x="1.4cm" svg:y="0.837cm" presentation:class="title">
          <draw:text-box>
            <text:p>Layered Attestation</text:p>
          </draw:text-box>
        </draw:frame>
        <draw:frame presentation:style-name="pr5" draw:layer="layout" svg:width="12.297cm" svg:height="5.809cm" svg:x="1.4cm" svg:y="4.914cm" presentation:class="outline">
          <draw:text-box>
            <text:list text:style-name="L2">
              <text:list-item>
                <text:p>each layer is the Attesting Environment for the next layer</text:p>
              </text:list-item>
            </text:list>
          </draw:text-box>
        </draw:frame>
        <draw:frame presentation:style-name="pr2" draw:text-style-name="P20" draw:layer="layout" svg:width="12.487cm" svg:height="15.6cm" svg:x="15.513cm" svg:y="3.8cm" presentation:class="outline" presentation:user-transformed="true">
          <draw:text-box>
            <text:p text:style-name="P20"><text:span text:style-name="T20"><text:s text:c="15"/></text:span><text:span text:style-name="T20">.----------. <text:s text:c="19"/>.----------.</text:span></text:p>
            <text:p text:style-name="P20"><text:span text:style-name="T20"><text:s text:c="15"/></text:span><text:span text:style-name="T20">| <text:s text:c="9"/>| <text:s text:c="19"/>| <text:s text:c="9"/>|</text:span></text:p>
            <text:p text:style-name="P20"><text:span text:style-name="T20"><text:s text:c="15"/></text:span><text:span text:style-name="T20">| Endorser |-------------------&gt;| Verifier |</text:span></text:p>
            <text:p text:style-name="P20"><text:span text:style-name="T20"><text:s text:c="15"/></text:span><text:span text:style-name="T20">| <text:s text:c="9"/>| <text:s text:c="3"/>Endorsements <text:s text:c="3"/>| <text:s text:c="9"/>|</text:span></text:p>
            <text:p text:style-name="P20"><text:span text:style-name="T20"><text:s text:c="15"/></text:span><text:span text:style-name="T20">'----------' <text:s/>for A, B, and C <text:s text:c="2"/>'----------'</text:span></text:p>
            <text:p text:style-name="P20"><text:span text:style-name="T20"><text:s text:c="53"/></text:span><text:span text:style-name="T20">^</text:span></text:p>
            <text:p text:style-name="P20"><text:span text:style-name="T20"><text:s text:c="11"/></text:span><text:span text:style-name="T20">.------------------------------------. <text:s text:c="3"/>|</text:span></text:p>
            <text:p text:style-name="P20"><text:span text:style-name="T20"><text:s text:c="11"/></text:span><text:span text:style-name="T20">| <text:s text:c="35"/>| <text:s text:c="3"/>|</text:span></text:p>
            <text:p text:style-name="P20"><text:span text:style-name="T20"><text:s text:c="11"/></text:span><text:span text:style-name="T20">| <text:s text:c="2"/>.---------------------------. <text:s text:c="3"/>| <text:s text:c="3"/>|</text:span></text:p>
            <text:p text:style-name="P20"><text:span text:style-name="T20"><text:s text:c="11"/></text:span><text:span text:style-name="T20">| <text:s text:c="2"/>| Target <text:s text:c="19"/>| <text:s text:c="3"/>| <text:s text:c="3"/>| Layered</text:span></text:p>
            <text:p text:style-name="P20"><text:span text:style-name="T20"><text:s text:c="11"/></text:span><text:span text:style-name="T20">| <text:s text:c="2"/>| Environment <text:s text:c="14"/>| <text:s text:c="3"/>| <text:s text:c="3"/>| Evidence</text:span></text:p>
            <text:p text:style-name="P20"><text:span text:style-name="T20"><text:s text:c="11"/></text:span><text:span text:style-name="T20">| <text:s text:c="2"/>| C <text:s text:c="24"/>| <text:s text:c="3"/>| <text:s text:c="3"/>| <text:s text:c="2"/>for</text:span></text:p>
            <text:p text:style-name="P20"><text:span text:style-name="T20"><text:s text:c="11"/></text:span><text:span text:style-name="T20">| <text:s text:c="2"/>'---------------------------' <text:s text:c="3"/>| <text:s text:c="3"/>| B and C</text:span></text:p>
            <text:p text:style-name="P20"><text:span text:style-name="T20"><text:s text:c="11"/></text:span><text:span text:style-name="T20">| <text:s text:c="10"/>Collect | <text:s text:c="15"/>| <text:s text:c="3"/>|</text:span></text:p>
            <text:p text:style-name="P20"><text:span text:style-name="T20"><text:s text:c="11"/></text:span><text:span text:style-name="T20">| <text:s text:c="10"/>claims <text:s/>| <text:s text:c="15"/>| <text:s text:c="3"/>|</text:span></text:p>
            <text:p text:style-name="P20"><text:span text:style-name="T20"><text:s text:c="11"/></text:span><text:span text:style-name="T20">| <text:s text:c="2"/>.---------------|-----------. <text:s text:c="3"/>| <text:s text:c="3"/>|</text:span></text:p>
            <text:p text:style-name="P20"><text:span text:style-name="T20"><text:s text:c="11"/></text:span><text:span text:style-name="T20">| <text:s text:c="2"/>| Target <text:s text:c="7"/>v <text:s text:c="10"/>| <text:s text:c="3"/>| <text:s text:c="3"/>|</text:span></text:p>
            <text:p text:style-name="P20"><text:span text:style-name="T20"><text:s text:c="11"/></text:span><text:span text:style-name="T20">| <text:s text:c="2"/>| Environment .-----------. | <text:s text:c="3"/>| <text:s text:c="3"/>|</text:span></text:p>
            <text:p text:style-name="P20"><text:span text:style-name="T20"><text:s text:c="11"/></text:span><text:span text:style-name="T20">| <text:s text:c="2"/>| B <text:s text:c="10"/>| Attesting | | <text:s text:c="3"/>| <text:s text:c="3"/>|</text:span></text:p>
            <text:p text:style-name="P20"><text:span text:style-name="T20"><text:s text:c="11"/></text:span><text:span text:style-name="T20">| <text:s text:c="2"/>| <text:s text:c="12"/>|Environment|-----------'</text:span></text:p>
            <text:p text:style-name="P20"><text:span text:style-name="T20"><text:s text:c="11"/></text:span><text:span text:style-name="T20">| <text:s text:c="2"/>| <text:s text:c="12"/>| <text:s text:c="4"/>B <text:s text:c="4"/>| | <text:s text:c="3"/>|</text:span></text:p>
            <text:p text:style-name="P20"><text:span text:style-name="T20"><text:s text:c="11"/></text:span><text:span text:style-name="T20">| <text:s text:c="2"/>| <text:s text:c="12"/>'-----------' | <text:s text:c="3"/>|</text:span></text:p>
            <text:p text:style-name="P20"><text:span text:style-name="T20"><text:s text:c="11"/></text:span><text:span text:style-name="T20">| <text:s text:c="2"/>| <text:s text:c="20"/>^ <text:s text:c="4"/>| <text:s text:c="3"/>|</text:span></text:p>
            <text:p text:style-name="P20"><text:span text:style-name="T20"><text:s text:c="11"/></text:span><text:span text:style-name="T20">| <text:s text:c="2"/>'---------------------|-----' <text:s text:c="3"/>|</text:span></text:p>
            <text:p text:style-name="P20"><text:span text:style-name="T20"><text:s text:c="11"/></text:span><text:span text:style-name="T20">| <text:s text:c="10"/>Collect | <text:s text:c="4"/>| Evidence |</text:span></text:p>
            <text:p text:style-name="P20"><text:span text:style-name="T20"><text:s text:c="11"/></text:span><text:span text:style-name="T20">| <text:s text:c="10"/>claims <text:s/>v <text:s text:c="4"/>| <text:s/>for B <text:s text:c="2"/>|</text:span></text:p>
            <text:p text:style-name="P20"><text:span text:style-name="T20"><text:s text:c="11"/></text:span><text:span text:style-name="T20">| <text:s text:c="16"/>.-----------. <text:s text:c="5"/>|</text:span></text:p>
            <text:p text:style-name="P20"><text:span text:style-name="T20"><text:s text:c="11"/></text:span><text:span text:style-name="T20">| <text:s text:c="16"/>| Attesting | <text:s text:c="5"/>|</text:span></text:p>
            <text:p text:style-name="P20"><text:span text:style-name="T20"><text:s text:c="11"/></text:span><text:span text:style-name="T20">| <text:s text:c="16"/>|Environment| <text:s text:c="5"/>|</text:span></text:p>
            <text:p text:style-name="P20"><text:span text:style-name="T20"><text:s text:c="11"/></text:span><text:span text:style-name="T20">| <text:s text:c="16"/>| <text:s text:c="4"/>A <text:s text:c="4"/>| <text:s text:c="5"/>|</text:span></text:p>
            <text:p text:style-name="P20"><text:span text:style-name="T20"><text:s text:c="11"/></text:span><text:span text:style-name="T20">| <text:s text:c="16"/>'-----------' <text:s text:c="5"/>|</text:span></text:p>
            <text:p text:style-name="P20"><text:span text:style-name="T20"><text:s text:c="11"/></text:span><text:span text:style-name="T20">| <text:s text:c="35"/>|</text:span></text:p>
            <text:p text:style-name="P20"><text:span text:style-name="T20"><text:s text:c="11"/></text:span><text:span text:style-name="T20">'------------------------------------'</text:span></text:p>
            <text:p text:style-name="P20"><text:span text:style-name="T20"/></text:p>
          </draw:text-box>
        </draw:frame>
        <draw:frame presentation:style-name="pr5" draw:layer="layout" svg:width="12.297cm" svg:height="5.809cm" svg:x="1.4cm" svg:y="11.276cm" presentation:class="outline">
          <draw:text-box>
            <text:list text:style-name="L2">
              <text:list-item>
                <text:p>“trusted boot”</text:p>
              </text:list-item>
            </text:list>
          </draw:text-box>
        </draw:frame>
        <draw:custom-shape draw:style-name="gr9" draw:text-style-name="P21" xml:id="id4" draw:id="id4" draw:layer="layout" svg:width="7.2cm" svg:height="3.4cm" svg:x="6.6cm" svg:y="14.2cm">
          <text:p text:style-name="P9">such as the (U)EFI, </text:p>
          <text:p text:style-name="P9">BIOS, Firmware</text:p>
          <draw:enhanced-geometry svg:viewBox="0 0 21600 21600" draw:glue-points="10800 0 0 10800 10800 21600 21600 10800 ?f40 ?f41" draw:text-areas="0 0 21600 21600" draw:type="rectangular-callout" draw:modifiers="40824.329954173 13851.6906792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22" xml:id="id5" draw:id="id5" draw:layer="layout" svg:width="7.2cm" svg:height="3.4cm" svg:x="8.2cm" svg:y="10.4cm">
          <text:p text:style-name="P9">e.g., Linux, Windows,</text:p>
          <text:p text:style-name="P9">Android, VxWorks,</text:p>
          <text:p text:style-name="P9">OpenWSN, Zephyr..</text:p>
          <draw:enhanced-geometry svg:viewBox="0 0 21600 21600" draw:glue-points="10800 0 0 10800 10800 21600 21600 10800 ?f40 ?f41" draw:text-areas="0 0 21600 21600" draw:type="rectangular-callout" draw:modifiers="28763.0051381753 12422.69920611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22" xml:id="id6" draw:id="id6" draw:layer="layout" svg:width="7.2cm" svg:height="3.4cm" svg:x="8.6cm" svg:y="6.4cm">
          <text:p text:style-name="P9">some target </text:p>
          <text:p text:style-name="P9">application/configuration</text:p>
          <text:p text:style-name="P9">or set of processes</text:p>
          <draw:enhanced-geometry svg:viewBox="0 0 21600 21600" draw:glue-points="10800 0 0 10800 10800 21600 21600 10800 ?f40 ?f41" draw:text-areas="0 0 21600 21600" draw:type="rectangular-callout" draw:modifiers="28763.0051381753 12422.69920611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8" xml:id="id7" draw:id="id7" draw:layer="layout" svg:width="8.6cm" svg:height="3.4cm" svg:x="13cm" svg:y="17.6cm">
          <text:p text:style-name="P9">We hate repeating this</text:p>
          <text:p text:style-name="P9">please find us a better,</text:p>
          <text:p text:style-name="P9">but inclusive term</text:p>
          <draw:enhanced-geometry svg:viewBox="0 0 21600 21600" draw:text-areas="3000 3320 17110 17330" draw:mirror-horizontal="false" draw:mirror-vertical="false" draw:type="cloud-callout" draw:modifiers="-3098.9884897105 -6490.796824463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
        <draw:frame presentation:style-name="pr8" draw:layer="layout" svg:width="25.199cm" svg:height="3.506cm" svg:x="1.4cm" svg:y="0.837cm" presentation:class="title">
          <draw:text-box>
            <text:p>Composite Device</text:p>
          </draw:text-box>
        </draw:frame>
        <draw:frame presentation:style-name="pr2" draw:layer="layout" svg:width="12.297cm" svg:height="12.179cm" svg:x="1.4cm" svg:y="4.914cm" presentation:class="outline">
          <draw:text-box>
            <text:list text:style-name="L2">
              <text:list-item>
                <text:p>lead Attester has connection to Verifier</text:p>
              </text:list-item>
              <text:list-item>
                <text:p>other components may be:</text:p>
                <text:list>
                  <text:list-item>
                    <text:p>line cards in a chassis</text:p>
                  </text:list-item>
                  <text:list-item>
                    <text:p>aggregates of similar systems</text:p>
                  </text:list-item>
                  <text:list-item>
                    <text:p>smartphones</text:p>
                  </text:list-item>
                  <text:list-item>
                    <text:p>...</text:p>
                  </text:list-item>
                </text:list>
              </text:list-item>
            </text:list>
          </draw:text-box>
        </draw:frame>
        <draw:frame presentation:style-name="pr2" draw:text-style-name="P20" draw:layer="layout" svg:width="13.687cm" svg:height="12.893cm" svg:x="14.313cm" svg:y="5.4cm" presentation:class="outline" presentation:user-transformed="true">
          <draw:text-box>
            <text:p text:style-name="P20"><text:span text:style-name="T20"><text:s text:c="22"/></text:span><text:span text:style-name="T20">.-----------------------------.</text:span></text:p>
            <text:p text:style-name="P20"><text:span text:style-name="T20"><text:s text:c="22"/></text:span><text:span text:style-name="T20">| <text:s text:c="10"/>Verifier <text:s text:c="9"/>|</text:span></text:p>
            <text:p text:style-name="P20"><text:span text:style-name="T20"><text:s text:c="22"/></text:span><text:span text:style-name="T20">'-----------------------------'</text:span></text:p>
            <text:p text:style-name="P20"><text:span text:style-name="T20"><text:s text:c="38"/></text:span><text:span text:style-name="T20">^</text:span></text:p>
            <text:p text:style-name="P20"><text:span text:style-name="T20"><text:s text:c="38"/></text:span><text:span text:style-name="T20">|</text:span></text:p>
            <text:p text:style-name="P20"><text:span text:style-name="T20"><text:s text:c="38"/></text:span><text:span text:style-name="T20">| Evidence of</text:span></text:p>
            <text:p text:style-name="P20"><text:span text:style-name="T20"><text:s text:c="38"/></text:span><text:span text:style-name="T20">| Composite Device</text:span></text:p>
            <text:p text:style-name="P20"><text:span text:style-name="T20"><text:s text:c="38"/></text:span><text:span text:style-name="T20">|</text:span></text:p>
            <text:p text:style-name="P20"><text:span text:style-name="T20"><text:s text:c="3"/></text:span><text:span text:style-name="T20">.----------------------------------|-------------------------------.</text:span></text:p>
            <text:p text:style-name="P20"><text:span text:style-name="T20"><text:s text:c="3"/></text:span><text:span text:style-name="T20">| .--------------------------------|-----. <text:s text:c="5"/>.------------. <text:s text:c="4"/>|</text:span></text:p>
            <text:p text:style-name="P20"><text:span text:style-name="T20"><text:s text:c="3"/></text:span><text:span text:style-name="T20">| | <text:s/>Collect <text:s text:c="12"/>.------------. <text:s/>| <text:s text:c="5"/>| <text:s text:c="11"/>| <text:s text:c="4"/>|</text:span></text:p>
            <text:p text:style-name="P20"><text:span text:style-name="T20"><text:s text:c="3"/></text:span><text:span text:style-name="T20">| | <text:s/>Claims <text:s text:c="2"/>.---------&gt;| <text:s/>Attesting |&lt;--------| Attester B |-. <text:s text:c="2"/>|</text:span></text:p>
            <text:p text:style-name="P20"><text:span text:style-name="T20"><text:s text:c="3"/></text:span><text:span text:style-name="T20">| | <text:s text:c="10"/>| <text:s text:c="9"/>|Environment | <text:s/>| <text:s text:c="5"/>'------------. | <text:s text:c="2"/>|</text:span></text:p>
            <text:p text:style-name="P20"><text:span text:style-name="T20"><text:s text:c="3"/></text:span><text:span text:style-name="T20">| | <text:s/>.----------------. <text:s/>| <text:s text:c="11"/>|&lt;----------| Attester C |-. |</text:span></text:p>
            <text:p text:style-name="P20"><text:span text:style-name="T20"><text:s text:c="3"/></text:span><text:span text:style-name="T20">| | <text:s/>| <text:s text:c="4"/>Target <text:s text:c="4"/>| <text:s/>| <text:s text:c="11"/>| <text:s/>| <text:s text:c="7"/>'------------' | |</text:span></text:p>
            <text:p text:style-name="P20"><text:span text:style-name="T20"><text:s text:c="3"/></text:span><text:span text:style-name="T20">| | <text:s/>| Environment(s) | <text:s/>| <text:s text:c="11"/>|&lt;------------| ... <text:s text:c="7"/>| |</text:span></text:p>
            <text:p text:style-name="P20"><text:span text:style-name="T20"><text:s text:c="3"/></text:span><text:span text:style-name="T20">| | <text:s/>| <text:s text:c="15"/>| <text:s/>'------------' <text:s/>| Evidence '------------' |</text:span></text:p>
            <text:p text:style-name="P20"><text:span text:style-name="T20"><text:s text:c="3"/></text:span><text:span text:style-name="T20">| | <text:s/>'----------------' <text:s text:c="17"/>| <text:s text:c="3"/>of <text:s text:c="18"/>|</text:span></text:p>
            <text:p text:style-name="P20"><text:span text:style-name="T20"><text:s text:c="3"/></text:span><text:span text:style-name="T20">| | <text:s text:c="37"/>| Attesters <text:s text:c="14"/>|</text:span></text:p>
            <text:p text:style-name="P20"><text:span text:style-name="T20"><text:s text:c="3"/></text:span><text:span text:style-name="T20">| | lead Attester A <text:s text:c="21"/>| (via Internal Links or <text:s/>|</text:span></text:p>
            <text:p text:style-name="P20"><text:span text:style-name="T20"><text:s text:c="3"/></text:span><text:span text:style-name="T20">| '--------------------------------------' Network Connections) <text:s text:c="3"/>|</text:span></text:p>
            <text:p text:style-name="P20"><text:span text:style-name="T20"><text:s text:c="3"/></text:span><text:span text:style-name="T20">| <text:s text:c="65"/>|</text:span></text:p>
            <text:p text:style-name="P20"><text:span text:style-name="T20"><text:s text:c="3"/></text:span><text:span text:style-name="T20">| <text:s text:c="22"/>Composite Device <text:s text:c="26"/>|</text:span></text:p>
            <text:p text:style-name="P20"><text:span text:style-name="T20"><text:s text:c="3"/></text:span><text:span text:style-name="T20">'------------------------------------------------------------------'</text:span></text:p>
            <text:p text:style-name="P20"><text:span text:style-name="T20"/></text:p>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2">
        <draw:frame presentation:style-name="pr1" draw:layer="layout" svg:width="25.199cm" svg:height="3.506cm" svg:x="1.4cm" svg:y="0.837cm" presentation:class="title">
          <draw:text-box>
            <text:p>Dataflow models</text:p>
          </draw:text-box>
        </draw:frame>
        <draw:custom-shape draw:style-name="gr12" draw:text-style-name="P18" draw:layer="layout" svg:width="5.6cm" svg:height="2cm" svg:x="10.2cm" svg:y="3.8cm">
          <text:p/>
          <draw:enhanced-geometry svg:viewBox="0 0 21600 21600" draw:type="rectangle" draw:enhanced-path="M 0 0 L 21600 0 21600 21600 0 21600 0 0 Z N"/>
        </draw:custom-shape>
        <draw:custom-shape draw:style-name="gr13" draw:text-style-name="P19" draw:layer="layout" svg:width="3.4cm" svg:height="1.6cm" svg:x="6.8cm" svg:y="10.2cm">
          <text:p/>
          <draw:enhanced-geometry svg:viewBox="0 0 21600 21600" draw:type="rectangle" draw:enhanced-path="M 0 0 L 21600 0 21600 21600 0 21600 0 0 Z N"/>
        </draw:custom-shape>
        <draw:custom-shape draw:style-name="gr14" draw:text-style-name="P23" draw:layer="layout" svg:width="5.6cm" svg:height="1.8cm" svg:x="16.2cm" svg:y="10cm">
          <text:p/>
          <draw:enhanced-geometry svg:viewBox="0 0 21600 21600" draw:type="rectangle" draw:enhanced-path="M 0 0 L 21600 0 21600 21600 0 21600 0 0 Z N"/>
        </draw:custom-shape>
        <draw:frame presentation:style-name="pr2" draw:text-style-name="P24" draw:layer="layout" svg:width="17.2cm" svg:height="8.6cm" svg:x="4.6cm" svg:y="3.8cm" presentation:class="outline" presentation:user-transformed="true">
          <draw:text-box>
            <text:p text:style-name="P24"><text:span text:style-name="T21"><text:s text:c="21"/></text:span><text:span text:style-name="T21">.-----------------. <text:s text:c="15"/></text:span></text:p>
            <text:p text:style-name="P24"><text:span text:style-name="T21"><text:s text:c="14"/></text:span><text:span text:style-name="T21">.-----&gt;| <text:s text:c="4"/>Verifier <text:s text:c="3"/>|------. <text:s text:c="8"/></text:span></text:p>
            <text:p text:style-name="P24"><text:span text:style-name="T21"><text:s text:c="14"/></text:span><text:span text:style-name="T21">| <text:s text:c="5"/>'-----------------' <text:s text:c="5"/>| <text:s text:c="8"/></text:span></text:p>
            <text:p text:style-name="P24"><text:span text:style-name="T21"><text:s text:c="14"/></text:span><text:span text:style-name="T21">| <text:s text:c="30"/>| <text:s text:c="8"/></text:span></text:p>
            <text:p text:style-name="P24"><text:span text:style-name="T21"><text:s text:c="14"/></text:span><text:span text:style-name="T21">| <text:s text:c="19"/>Attestation| <text:s text:c="8"/></text:span></text:p>
            <text:p text:style-name="P24"><text:span text:style-name="T21"><text:s text:c="14"/></text:span><text:span text:style-name="T21">| <text:s text:c="19"/>Results <text:s text:c="3"/>| <text:s text:c="8"/></text:span></text:p>
            <text:p text:style-name="P24"><text:span text:style-name="T21"><text:s text:c="14"/></text:span><text:span text:style-name="T21">| Evidence <text:s text:c="21"/>| <text:s text:c="8"/></text:span></text:p>
            <text:p text:style-name="P24"><text:span text:style-name="T21"><text:s text:c="14"/></text:span><text:span text:style-name="T21">| <text:s text:c="30"/>| <text:s text:c="8"/></text:span></text:p>
            <text:p text:style-name="P24"><text:span text:style-name="T21"><text:s text:c="14"/></text:span><text:span text:style-name="T21">| <text:s text:c="30"/>v <text:s text:c="8"/></text:span></text:p>
            <text:p text:style-name="P24"><text:span text:style-name="T21"><text:s text:c="8"/></text:span><text:span text:style-name="T21">.----------. <text:s text:c="21"/>.-----------------.</text:span></text:p>
            <text:p text:style-name="P24"><text:span text:style-name="T21"><text:s text:c="8"/></text:span><text:span text:style-name="T21">| Attester | <text:s text:c="21"/>| Relying Party <text:s text:c="2"/>|</text:span></text:p>
            <text:p text:style-name="P24"><text:span text:style-name="T21"><text:s text:c="8"/></text:span><text:span text:style-name="T21">'----------' <text:s text:c="21"/>'-----------------'</text:span></text:p>
            <text:p text:style-name="P24"><text:span text:style-name="T22"/></text:p>
          </draw:text-box>
        </draw:frame>
        <draw:custom-shape draw:style-name="gr15" draw:text-style-name="P18" draw:layer="layout" svg:width="3cm" svg:height="2.4cm" svg:x="2.6cm" svg:y="12.8cm">
          <text:p/>
          <draw:enhanced-geometry svg:viewBox="0 0 21600 21600" draw:type="rectangle" draw:enhanced-path="M 0 0 L 21600 0 21600 21600 0 21600 0 0 Z N"/>
        </draw:custom-shape>
        <draw:custom-shape draw:style-name="gr16" draw:text-style-name="P19" draw:layer="layout" svg:width="2.4cm" svg:height="2cm" svg:x="2.6cm" svg:y="17.2cm">
          <text:p/>
          <draw:enhanced-geometry svg:viewBox="0 0 21600 21600" draw:type="rectangle" draw:enhanced-path="M 0 0 L 21600 0 21600 21600 0 21600 0 0 Z N"/>
        </draw:custom-shape>
        <draw:custom-shape draw:style-name="gr17" draw:text-style-name="P23" draw:layer="layout" svg:width="2cm" svg:height="2.2cm" svg:x="7.2cm" svg:y="17.2cm">
          <text:p/>
          <draw:enhanced-geometry svg:viewBox="0 0 21600 21600" draw:type="rectangle" draw:enhanced-path="M 0 0 L 21600 0 21600 21600 0 21600 0 0 Z N"/>
        </draw:custom-shape>
        <draw:frame presentation:style-name="pr5" draw:text-style-name="P20" draw:layer="layout" svg:width="11.697cm" svg:height="6.809cm" svg:x="1.303cm" svg:y="13cm" presentation:class="outline" presentation:user-transformed="true">
          <draw:text-box>
            <text:p text:style-name="P20"><text:span text:style-name="T20"><text:s text:c="9"/></text:span><text:span text:style-name="T20">+-------------+</text:span></text:p>
            <text:p text:style-name="P20"><text:span text:style-name="T20"><text:s text:c="9"/></text:span><text:span text:style-name="T20">| <text:s text:c="12"/>| Compare Evidence</text:span></text:p>
            <text:p text:style-name="P20"><text:span text:style-name="T20"><text:s text:c="9"/></text:span><text:span text:style-name="T20">| <text:s text:c="2"/>Verifier <text:s/>| against Appraisal Policy</text:span></text:p>
            <text:p text:style-name="P20"><text:span text:style-name="T20"><text:s text:c="9"/></text:span><text:span text:style-name="T20">| <text:s text:c="12"/>|</text:span></text:p>
            <text:p text:style-name="P20"><text:span text:style-name="T20"><text:s text:c="9"/></text:span><text:span text:style-name="T20">+-------------+</text:span></text:p>
            <text:p text:style-name="P20"><text:span text:style-name="T20"><text:s text:c="14"/></text:span><text:span text:style-name="T20">^ <text:s text:c="3"/>|</text:span></text:p>
            <text:p text:style-name="P20"><text:span text:style-name="T20"><text:s text:c="6"/></text:span><text:span text:style-name="T20">Evidence| <text:s text:c="3"/>|Attestation</text:span></text:p>
            <text:p text:style-name="P20"><text:span text:style-name="T20"><text:s text:c="14"/></text:span><text:span text:style-name="T20">| <text:s text:c="3"/>| <text:s/>Result</text:span></text:p>
            <text:p text:style-name="P20"><text:span text:style-name="T20"><text:s text:c="14"/></text:span><text:span text:style-name="T20">| <text:s text:c="3"/>v</text:span></text:p>
            <text:p text:style-name="P20"><text:span text:style-name="T20"><text:s text:c="9"/></text:span><text:span text:style-name="T20">+----------+ <text:s text:c="13"/>+---------+</text:span></text:p>
            <text:p text:style-name="P20"><text:span text:style-name="T20"><text:s text:c="9"/></text:span><text:span text:style-name="T20">| <text:s text:c="9"/>|-------------&gt;| <text:s text:c="8"/>|Compare Attestation</text:span></text:p>
            <text:p text:style-name="P20"><text:span text:style-name="T20"><text:s text:c="9"/></text:span><text:span text:style-name="T20">| Attester | Attestation <text:s/>| Relying | Result against</text:span></text:p>
            <text:p text:style-name="P20"><text:span text:style-name="T20"><text:s text:c="9"/></text:span><text:span text:style-name="T20">| <text:s text:c="9"/>| <text:s text:c="3"/>Result <text:s text:c="3"/>| <text:s/>Party <text:s/>| Appraisal</text:span></text:p>
            <text:p text:style-name="P20"><text:span text:style-name="T20"><text:s text:c="9"/></text:span><text:span text:style-name="T20">+----------+ <text:s text:c="13"/>+---------+ <text:s/>Policy</text:span></text:p>
            <text:p text:style-name="P20"><text:span text:style-name="T20"/></text:p>
          </draw:text-box>
        </draw:frame>
        <draw:custom-shape draw:style-name="gr18" draw:text-style-name="P18" draw:layer="layout" svg:width="3.046cm" svg:height="2.4cm" svg:x="19.954cm" svg:y="12.8cm">
          <text:p/>
          <draw:enhanced-geometry svg:viewBox="0 0 21600 21600" draw:type="rectangle" draw:enhanced-path="M 0 0 L 21600 0 21600 21600 0 21600 0 0 Z N"/>
        </draw:custom-shape>
        <draw:custom-shape draw:style-name="gr19" draw:text-style-name="P19" draw:layer="layout" svg:width="3cm" svg:height="2.2cm" svg:x="14.8cm" svg:y="17.2cm">
          <text:p/>
          <draw:enhanced-geometry svg:viewBox="0 0 21600 21600" draw:type="rectangle" draw:enhanced-path="M 0 0 L 21600 0 21600 21600 0 21600 0 0 Z N"/>
        </draw:custom-shape>
        <draw:custom-shape draw:style-name="gr20" draw:text-style-name="P23" draw:layer="layout" svg:width="2.8cm" svg:height="2.2cm" svg:x="20.4cm" svg:y="17.2cm">
          <text:p/>
          <draw:enhanced-geometry svg:viewBox="0 0 21600 21600" draw:type="rectangle" draw:enhanced-path="M 0 0 L 21600 0 21600 21600 0 21600 0 0 Z N"/>
        </draw:custom-shape>
        <draw:frame presentation:style-name="pr5" draw:text-style-name="P20" draw:layer="layout" svg:width="13.2cm" svg:height="7.009cm" svg:x="14cm" svg:y="12.8cm" presentation:class="outline" presentation:user-transformed="true">
          <draw:text-box>
            <text:p text:style-name="P20"><text:span text:style-name="T20"><text:s text:c="34"/></text:span><text:span text:style-name="T20">+-------------+</text:span></text:p>
            <text:p text:style-name="P20"><text:span text:style-name="T20"><text:s text:c="34"/></text:span><text:span text:style-name="T20">| <text:s text:c="12"/>| Compare Evidence</text:span></text:p>
            <text:p text:style-name="P20"><text:span text:style-name="T20"><text:s text:c="34"/></text:span><text:span text:style-name="T20">| <text:s text:c="2"/>Verifier <text:s/>| against Appraisal</text:span></text:p>
            <text:p text:style-name="P20"><text:span text:style-name="T20"><text:s text:c="34"/></text:span><text:span text:style-name="T20">| <text:s text:c="12"/>| Policy</text:span></text:p>
            <text:p text:style-name="P20"><text:span text:style-name="T20"><text:s text:c="34"/></text:span><text:span text:style-name="T20">+-------------+</text:span></text:p>
            <text:p text:style-name="P20"><text:span text:style-name="T20"><text:s text:c="39"/></text:span><text:span text:style-name="T20">^ <text:s text:c="3"/>|</text:span></text:p>
            <text:p text:style-name="P20"><text:span text:style-name="T20"><text:s text:c="31"/></text:span><text:span text:style-name="T20">Evidence| <text:s text:c="3"/>|Attestation</text:span></text:p>
            <text:p text:style-name="P20"><text:span text:style-name="T20"><text:s text:c="39"/></text:span><text:span text:style-name="T20">| <text:s text:c="3"/>| <text:s/>Result</text:span></text:p>
            <text:p text:style-name="P20"><text:span text:style-name="T20"><text:s text:c="39"/></text:span><text:span text:style-name="T20">| <text:s text:c="3"/>v</text:span></text:p>
            <text:p text:style-name="P20"><text:span text:style-name="T20"><text:s text:c="6"/></text:span><text:span text:style-name="T20">+------------+ <text:s text:c="14"/>+-------------+</text:span></text:p>
            <text:p text:style-name="P20"><text:span text:style-name="T20"><text:s text:c="6"/></text:span><text:span text:style-name="T20">| <text:s text:c="11"/>|--------------&gt;| <text:s text:c="12"/>| Compare Attestation</text:span></text:p>
            <text:p text:style-name="P20"><text:span text:style-name="T20"><text:s text:c="6"/></text:span><text:span text:style-name="T20">| <text:s text:c="2"/>Attester | <text:s text:c="2"/>Evidence <text:s text:c="3"/>| <text:s text:c="2"/>Relying <text:s text:c="2"/>| Result against</text:span></text:p>
            <text:p text:style-name="P20"><text:span text:style-name="T20"><text:s text:c="6"/></text:span><text:span text:style-name="T20">| <text:s text:c="11"/>| <text:s text:c="14"/>| <text:s text:c="3"/>Party <text:s text:c="3"/>| Appraisal Policy</text:span></text:p>
            <text:p text:style-name="P20"><text:span text:style-name="T20"><text:s text:c="6"/></text:span><text:span text:style-name="T20">+------------+ <text:s text:c="14"/>+-------------+</text:span></text:p>
            <text:p text:style-name="P20"><text:span text:style-name="T20"/></text:p>
          </draw:text-box>
        </draw:frame>
        <draw:frame draw:style-name="gr21" draw:text-style-name="P25" draw:layer="layout" svg:width="3.906cm" svg:height="1.673cm" svg:x="8cm" svg:y="15.2cm">
          <draw:text-box>
            <text:p text:style-name="P9">PASSPORT</text:p>
            <text:p text:style-name="P9">MODEL</text:p>
          </draw:text-box>
        </draw:frame>
        <draw:frame draw:style-name="gr21" draw:text-style-name="P25" draw:layer="layout" svg:width="5.154cm" svg:height="1.673cm" svg:x="14.8cm" svg:y="13.8cm">
          <draw:text-box>
            <text:p text:style-name="P9">BACKGROUND</text:p>
            <text:p text:style-name="P9">CHECK MODEL</text:p>
          </draw:text-box>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2">
        <draw:frame presentation:style-name="pr1" draw:layer="layout" svg:width="25.199cm" svg:height="3.506cm" svg:x="1.4cm" svg:y="0.837cm" presentation:class="title">
          <draw:text-box>
            <text:p>Encoding Formats</text:p>
          </draw:text-box>
        </draw:frame>
        <draw:custom-shape draw:style-name="gr12" draw:text-style-name="P18" draw:layer="layout" svg:width="5.6cm" svg:height="2cm" svg:x="10.2cm" svg:y="3.8cm">
          <text:p/>
          <draw:enhanced-geometry svg:viewBox="0 0 21600 21600" draw:type="rectangle" draw:enhanced-path="M 0 0 L 21600 0 21600 21600 0 21600 0 0 Z N"/>
        </draw:custom-shape>
        <draw:custom-shape draw:style-name="gr13" draw:text-style-name="P19" draw:layer="layout" svg:width="3.4cm" svg:height="1.6cm" svg:x="6.8cm" svg:y="10.2cm">
          <text:p/>
          <draw:enhanced-geometry svg:viewBox="0 0 21600 21600" draw:type="rectangle" draw:enhanced-path="M 0 0 L 21600 0 21600 21600 0 21600 0 0 Z N"/>
        </draw:custom-shape>
        <draw:custom-shape draw:style-name="gr14" draw:text-style-name="P23" draw:layer="layout" svg:width="5.6cm" svg:height="1.8cm" svg:x="16.2cm" svg:y="10cm">
          <text:p/>
          <draw:enhanced-geometry svg:viewBox="0 0 21600 21600" draw:type="rectangle" draw:enhanced-path="M 0 0 L 21600 0 21600 21600 0 21600 0 0 Z N"/>
        </draw:custom-shape>
        <draw:frame presentation:style-name="pr2" draw:text-style-name="P24" draw:layer="layout" svg:width="17.2cm" svg:height="8.6cm" svg:x="4.6cm" svg:y="3.8cm" presentation:class="outline" presentation:user-transformed="true">
          <draw:text-box>
            <text:p text:style-name="P24"><text:span text:style-name="T21"><text:s text:c="14"/></text:span><text:span text:style-name="T21"><text:s text:c="7"/></text:span><text:span text:style-name="T21">.-----</text:span><text:span text:style-name="T21">------------. </text:span><text:span text:style-name="T21"><text:s text:c="14"/></text:span><text:span text:style-name="T21"><text:s/></text:span></text:p>
            <text:p text:style-name="P24"><text:span text:style-name="T21"><text:s text:c="14"/></text:span><text:span text:style-name="T21">.-----&gt;| <text:s text:c="4"/></text:span><text:span text:style-name="T21">Verifier <text:s text:c="3"/></text:span><text:span text:style-name="T21">|------. <text:s text:c="5"/></text:span><text:span text:style-name="T21"><text:s text:c="3"/></text:span></text:p>
            <text:p text:style-name="P24"><text:span text:style-name="T21"><text:s text:c="14"/></text:span><text:span text:style-name="T21">| <text:s text:c="5"/></text:span><text:span text:style-name="T21">'------------</text:span><text:span text:style-name="T21">-----' <text:s text:c="5"/>| </text:span><text:span text:style-name="T21"><text:s text:c="8"/></text:span></text:p>
            <text:p text:style-name="P24"><text:span text:style-name="T21"><text:s text:c="14"/></text:span><text:span text:style-name="T21">| <text:s text:c="12"/></text:span><text:span text:style-name="T21"><text:s text:c="14"/></text:span><text:span text:style-name="T21"><text:s text:c="4"/>| <text:s text:c="8"/></text:span></text:p>
            <text:p text:style-name="P24"><text:span text:style-name="T21"><text:s text:c="14"/></text:span><text:span text:style-name="T21">| <text:s text:c="12"/></text:span><text:span text:style-name="T21"><text:s text:c="7"/></text:span><text:span text:style-name="T21">Attestation| <text:s/></text:span><text:span text:style-name="T21"><text:s text:c="7"/></text:span></text:p>
            <text:p text:style-name="P24"><text:span text:style-name="T21"><text:s text:c="14"/></text:span><text:span text:style-name="T21">| <text:s text:c="12"/></text:span><text:span text:style-name="T21"><text:s text:c="7"/></text:span><text:span text:style-name="T21">Results <text:s text:c="3"/>|</text:span><text:span text:style-name="T21">(one <text:s text:c="6"/></text:span></text:p>
            <text:p text:style-name="P24"><text:span text:style-name="T21"><text:s text:c="14"/></text:span><text:span text:style-name="T21">| Evidence <text:s text:c="3"/></text:span><text:span text:style-name="T21"><text:s text:c="14"/></text:span><text:span text:style-name="T21"><text:s text:c="4"/>| fmt) <text:s text:c="3"/></text:span><text:span text:style-name="T21"><text:s text:c="2"/></text:span></text:p>
            <text:p text:style-name="P24"><text:span text:style-name="T21"><text:s text:c="14"/></text:span><text:span text:style-name="T21">| <text:s text:c="2"/>(one fmt) </text:span><text:span text:style-name="T21"><text:s text:c="14"/></text:span><text:span text:style-name="T21"><text:s text:c="4"/>| <text:s text:c="8"/></text:span></text:p>
            <text:p text:style-name="P24"><text:span text:style-name="T21"><text:s text:c="14"/></text:span><text:span text:style-name="T21">| <text:s text:c="12"/></text:span><text:span text:style-name="T21"><text:s text:c="14"/></text:span><text:span text:style-name="T21"><text:s text:c="4"/>v <text:s text:c="8"/></text:span></text:p>
            <text:p text:style-name="P24"><text:span text:style-name="T21"><text:s text:c="8"/></text:span><text:span text:style-name="T21">.----</text:span><text:span text:style-name="T21">------. <text:s text:c="6"/></text:span><text:span text:style-name="T21"><text:s text:c="14"/></text:span><text:span text:style-name="T21"><text:s/>.-----------</text:span><text:span text:style-name="T21">------.</text:span></text:p>
            <text:p text:style-name="P24"><text:span text:style-name="T21"><text:s text:c="8"/></text:span><text:span text:style-name="T21">| </text:span><text:span text:style-name="T21">Attester | <text:s text:c="3"/></text:span><text:span text:style-name="T21"><text:s text:c="14"/></text:span><text:span text:style-name="T21"><text:s text:c="4"/>| Relying </text:span><text:span text:style-name="T21">Party <text:s text:c="2"/>|</text:span></text:p>
            <text:p text:style-name="P24"><text:span text:style-name="T21"><text:s text:c="8"/></text:span><text:span text:style-name="T21">'----------' <text:s/></text:span><text:span text:style-name="T21"><text:s text:c="14"/></text:span><text:span text:style-name="T21"><text:s text:c="6"/></text:span><text:span text:style-name="T21">'------------</text:span><text:span text:style-name="T21">-----'</text:span></text:p>
            <text:p text:style-name="P24"><text:span text:style-name="T22"/></text:p>
          </draw:text-box>
        </draw:frame>
        <draw:frame presentation:style-name="pr5" draw:text-style-name="P20" draw:layer="layout" svg:width="11.697cm" svg:height="6.809cm" svg:x="1.303cm" svg:y="13cm" presentation:class="outline" presentation:user-transformed="true">
          <draw:text-box>
            <text:list text:style-name="L2">
              <text:list-item>
                <text:p>Attester produces a single format</text:p>
              </text:list-item>
              <text:list-item>
                <text:p>Relying Party demands a single format</text:p>
              </text:list-item>
              <text:list-item>
                <text:p>Verifier Must cope:</text:p>
              </text:list-item>
            </text:list>
          </draw:text-box>
        </draw:frame>
        <draw:frame presentation:style-name="pr5" draw:text-style-name="P20" draw:layer="layout" svg:width="13.2cm" svg:height="7.009cm" svg:x="14cm" svg:y="12.8cm" presentation:class="outline" presentation:user-transformed="true">
          <draw:text-box>
            <text:p text:style-name="P20"><text:span text:style-name="T20"><text:s text:c="18"/></text:span><text:span text:style-name="T20"><text:s/></text:span><text:span text:style-name="T20">Evidence <text:s text:c="8"/></text:span><text:span text:style-name="T20"><text:s text:c="2"/>Attestation </text:span><text:span text:style-name="T20">Results</text:span></text:p>
            <text:p text:style-name="P20"><text:span text:style-name="T20"><text:s text:c="3"/></text:span><text:span text:style-name="T20">.-------------</text:span><text:span text:style-name="T20">-. <text:s text:c="2"/>CWT <text:s text:c="9"/></text:span><text:span text:style-name="T20"><text:s text:c="10"/></text:span><text:span text:style-name="T20">CWT <text:s text:c="2"/>.----------</text:span><text:span text:style-name="T20">---------.</text:span></text:p>
            <text:p text:style-name="P20"><text:span text:style-name="T20"><text:s text:c="3"/></text:span><text:span text:style-name="T20">| <text:s/>Attester-A <text:s/></text:span><text:span text:style-name="T20">|------------. <text:s text:c="3"/></text:span><text:span text:style-name="T20"><text:s text:c="2"/>.-----------&gt;| <text:s/></text:span><text:span text:style-name="T20">Relying Party V <text:s/></text:span><text:span text:style-name="T20">|</text:span></text:p>
            <text:p text:style-name="P20"><text:span text:style-name="T20"><text:s text:c="3"/></text:span><text:span text:style-name="T20">'--------------' <text:s/></text:span><text:span text:style-name="T20"><text:s text:c="10"/>v <text:s text:c="5"/></text:span><text:span text:style-name="T20">| <text:s text:c="11"/></text:span><text:span text:style-name="T20">`----------------</text:span><text:span text:style-name="T20">---'</text:span></text:p>
            <text:p text:style-name="P20"><text:span text:style-name="T20"><text:s text:c="3"/></text:span><text:span text:style-name="T20">.-------------</text:span><text:span text:style-name="T20">-. <text:s text:c="2"/></text:span><text:span text:style-name="T20">JWT <text:s text:c="2"/>.----------</text:span><text:span text:style-name="T20">--. <text:s text:c="2"/></text:span><text:span text:style-name="T20">JWT <text:s text:c="2"/>.----------</text:span><text:span text:style-name="T20">---------.</text:span></text:p>
            <text:p text:style-name="P20"><text:span text:style-name="T20"><text:s text:c="3"/></text:span><text:span text:style-name="T20">| <text:s/>Attester-B <text:s/></text:span><text:span text:style-name="T20">|--------&gt;| <text:s/></text:span><text:span text:style-name="T20">Verifier <text:s/></text:span><text:span text:style-name="T20">|--------&gt;| <text:s/></text:span><text:span text:style-name="T20">Relying Party W <text:s/></text:span><text:span text:style-name="T20">|</text:span></text:p>
            <text:p text:style-name="P20"><text:span text:style-name="T20"><text:s text:c="3"/></text:span><text:span text:style-name="T20">--------------' <text:s text:c="2"/></text:span><text:span text:style-name="T20"><text:s text:c="6"/>| <text:s text:c="10"/></text:span><text:span text:style-name="T20"><text:s/>| <text:s text:c="8"/></text:span><text:span text:style-name="T20">`----------------</text:span><text:span text:style-name="T20">---'</text:span></text:p>
            <text:p text:style-name="P20"><text:span text:style-name="T20"><text:s text:c="3"/></text:span><text:span text:style-name="T20">.-------------</text:span><text:span text:style-name="T20">-. <text:s/>X.509 <text:s/>| <text:s text:c="5"/></text:span><text:span text:style-name="T20"><text:s text:c="6"/>| <text:s/></text:span><text:span text:style-name="T20">X.509 <text:s/>.---------</text:span><text:span text:style-name="T20">----------.</text:span></text:p>
            <text:p text:style-name="P20"><text:span text:style-name="T20"><text:s text:c="3"/></text:span><text:span text:style-name="T20">| <text:s/>Attester-C <text:s/></text:span><text:span text:style-name="T20">|--------&gt;| <text:s text:c="6"/></text:span><text:span text:style-name="T20"><text:s text:c="5"/>|--------&gt;| <text:s/></text:span><text:span text:style-name="T20">Relying Party X <text:s/></text:span><text:span text:style-name="T20">|</text:span></text:p>
            <text:p text:style-name="P20"><text:span text:style-name="T20"><text:s text:c="3"/></text:span><text:span text:style-name="T20">'--------------' <text:s/></text:span><text:span text:style-name="T20"><text:s text:c="7"/>| <text:s text:c="9"/></text:span><text:span text:style-name="T20"><text:s text:c="2"/>| <text:s text:c="8"/></text:span><text:span text:style-name="T20">`----------------</text:span><text:span text:style-name="T20">---'</text:span></text:p>
            <text:p text:style-name="P20"><text:span text:style-name="T20"><text:s text:c="3"/></text:span><text:span text:style-name="T20">.-------------</text:span><text:span text:style-name="T20">-. <text:s text:c="2"/>TPM <text:s text:c="2"/>| <text:s text:c="5"/></text:span><text:span text:style-name="T20"><text:s text:c="6"/>| <text:s text:c="2"/></text:span><text:span text:style-name="T20">TPM <text:s text:c="2"/>.----------</text:span><text:span text:style-name="T20">---------.</text:span></text:p>
            <text:p text:style-name="P20"><text:span text:style-name="T20"><text:s text:c="3"/></text:span><text:span text:style-name="T20">| <text:s/>Attester-D <text:s/></text:span><text:span text:style-name="T20">|--------&gt;| <text:s text:c="6"/></text:span><text:span text:style-name="T20"><text:s text:c="5"/>|--------&gt;| <text:s/></text:span><text:span text:style-name="T20">Relying Party Y <text:s/></text:span><text:span text:style-name="T20">|</text:span></text:p>
            <text:p text:style-name="P20"><text:span text:style-name="T20"><text:s text:c="3"/></text:span><text:span text:style-name="T20">'--------------' <text:s/></text:span><text:span text:style-name="T20"><text:s text:c="7"/></text:span><text:span text:style-name="T20">'------------' <text:s text:c="3"/></text:span><text:span text:style-name="T20"><text:s text:c="5"/></text:span><text:span text:style-name="T20">`----------------</text:span><text:span text:style-name="T20">---'</text:span></text:p>
            <text:p text:style-name="P20"><text:span text:style-name="T20"><text:s text:c="3"/></text:span><text:span text:style-name="T20">.-------------</text:span><text:span text:style-name="T20">-. <text:s/>other <text:s text:c="4"/>^ <text:s text:c="2"/></text:span><text:span text:style-name="T20"><text:s text:c="3"/>| <text:s text:c="4"/></text:span><text:span text:style-name="T20">other <text:s/>.---------</text:span><text:span text:style-name="T20">----------.</text:span></text:p>
            <text:p text:style-name="P20"><text:span text:style-name="T20"><text:s text:c="3"/></text:span><text:span text:style-name="T20">| <text:s/>Attester-E <text:s/></text:span><text:span text:style-name="T20">|------------' <text:s text:c="3"/></text:span><text:span text:style-name="T20"><text:s text:c="2"/>'-----------&gt;| <text:s/></text:span><text:span text:style-name="T20">Relying Party Z <text:s/></text:span><text:span text:style-name="T20">|</text:span></text:p>
            <text:p text:style-name="P20"><text:span text:style-name="T20"><text:s text:c="3"/></text:span><text:span text:style-name="T20">'--------------' <text:s/></text:span><text:span text:style-name="T20"><text:s text:c="18"/></text:span><text:span text:style-name="T20"><text:s text:c="12"/></text:span><text:span text:style-name="T20">`----------------</text:span><text:span text:style-name="T20">---'</text:span></text:p>
            <text:p text:style-name="P20"><text:span text:style-name="T20"/></text:p>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ono Caps" svg:font-family="'Latin Modern Mono Caps'" style:font-pitch="fixed"/>
    <style:font-face style:name="FreeMono" svg:font-family="Free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chael Richardson</meta:initial-creator>
    <meta:creation-date>2020-02-04T17:40:14.149709256</meta:creation-date>
    <dc:date>2020-03-26T23:36:34.664983197</dc:date>
    <dc:creator>Michael Richardson</dc:creator>
    <meta:editing-duration>PT3H35M18S</meta:editing-duration>
    <meta:editing-cycles>11</meta:editing-cycles>
    <meta:generator>LibreOffice/6.0.7.3$Linux_X86_64 LibreOffice_project/00m0$Build-3</meta:generator>
    <meta:document-statistic meta:object-count="106"/>
  </office:meta>
</office:document-meta>
</file>